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Pictures/1000000000000422000002531BEA9B135D1E4ECD.jpg" manifest:media-type="image/jpeg"/>
  <manifest:file-entry manifest:full-path="Pictures/10000000000004EC0000031A038C5CAA0E48EFE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SBSymbol1" svg:font-family="LSBSymbol"/>
    <style:font-face style:name="LSBSymbol2" svg:font-family="LSBSymbol" style:font-adornments="Regular"/>
    <style:font-face style:name="Mangal" svg:font-family="Mangal"/>
    <style:font-face style:name="Segoe UI2" svg:font-family="'Segoe UI'"/>
    <style:font-face style:name="Arial2" svg:font-family="Arial" style:font-family-generic="swiss"/>
    <style:font-face style:name="Arial3" svg:font-family="Arial" style:font-adornments="Regular" style:font-family-generic="swiss"/>
    <style:font-face style:name="Calibri1" svg:font-family="Calibri" style:font-family-generic="swiss"/>
    <style:font-face style:name="Segoe UI4" svg:font-family="'Segoe UI'" style:font-family-generic="swiss"/>
    <style:font-face style:name="Times New Roman1" svg:font-family="'Times New Roman'" style:font-family-generic="swiss"/>
    <style:font-face style:name="Trebuchet MS" svg:font-family="'Trebuchet MS'" style:font-family-generic="swiss"/>
    <style:font-face style:name="Verdana1" svg:font-family="Verdana" style:font-family-generic="swiss"/>
    <style:font-face style:name="Mangal4" svg:font-family="Mangal" style:font-family-generic="system"/>
    <style:font-face style:name="Microsoft YaHei3" svg:font-family="'Microsoft YaHei'" style:font-family-generic="system"/>
    <style:font-face style:name="Segoe UI6" svg:font-family="'Segoe UI'" style:font-family-generic="system"/>
    <style:font-face style:name="Arial4" svg:font-family="Arial" style:font-pitch="variable"/>
    <style:font-face style:name="Berlin Sans FB1" svg:font-family="'Berlin Sans FB'" style:font-pitch="variable"/>
    <style:font-face style:name="Cambria1" svg:font-family="Cambria" style:font-pitch="variable"/>
    <style:font-face style:name="Chaucer" svg:font-family="Chaucer" style:font-pitch="variable"/>
    <style:font-face style:name="Corbel1" svg:font-family="Corbel" style:font-pitch="variable"/>
    <style:font-face style:name="Goudy Old Style1" svg:font-family="'Goudy Old Style'" style:font-pitch="variable"/>
    <style:font-face style:name="LSBSymbol" svg:font-family="LSBSymbol" style:font-pitch="variable"/>
    <style:font-face style:name="Mangal3" svg:font-family="Mangal" style:font-pitch="variable"/>
    <style:font-face style:name="Microsoft YaHei2" svg:font-family="'Microsoft YaHei'" style:font-pitch="variable"/>
    <style:font-face style:name="Segoe UI1" svg:font-family="'Segoe UI'" style:font-pitch="variable"/>
    <style:font-face style:name="Times New Roman2" svg:font-family="'Times New Roman'" style:font-pitch="variable"/>
    <style:font-face style:name="Verdana2" svg:font-family="Verdana"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Segoe UI Semibold2" svg:font-family="'Segoe UI Semi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2"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1" svg:font-family="'Trebuchet MS'" style:font-family-generic="swiss" style:font-pitch="variable"/>
    <style:font-face style:name="Verdana3" svg:font-family="Verdana" style:font-family-generic="swiss" style:font-pitch="variable"/>
    <style:font-face style:name="Arial5"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_5f_1">
      <style:graphic-properties draw:stroke="none" svg:stroke-color="#000000" draw:fill="none" draw:fill-color="#ffffff" draw:auto-grow-height="true" draw:auto-grow-width="false" fo:max-height="0cm" fo:min-height="1.31cm"/>
    </style:style>
    <style:style style:name="gr3" style:family="graphic" style:parent-style-name="Default_5f_1">
      <style:graphic-properties draw:stroke="none" svg:stroke-color="#000000" draw:fill="none" draw:fill-color="#ffffff" draw:auto-grow-height="true" draw:auto-grow-width="false" fo:max-height="0cm" fo:min-height="1.31cm"/>
    </style:style>
    <style:style style:name="gr4" style:family="graphic">
      <style:graphic-properties style:protect="size"/>
    </style:style>
    <style:style style:name="gr5" style:family="graphic" style:parent-style-name="Default_5f_1" style:list-style-name="L1">
      <style:graphic-properties draw:stroke="none" svg:stroke-color="#000000" draw:fill="none" draw:fill-color="#ffffff" draw:auto-grow-height="true" draw:auto-grow-width="false" fo:max-height="0cm" fo:min-height="9.651cm"/>
    </style:style>
    <style:style style:name="gr6" style:family="graphic" style:parent-style-name="Default_5f_1" style:list-style-name="L1">
      <style:graphic-properties draw:stroke="none" svg:stroke-color="#000000" draw:fill="none" draw:fill-color="#ffffff" draw:auto-grow-height="true" draw:auto-grow-width="false" fo:max-height="0cm" fo:min-height="3.047cm"/>
    </style:style>
    <style:style style:name="gr7" style:family="graphic" style:parent-style-name="Default_5f_1" style:list-style-name="L1">
      <style:graphic-properties draw:stroke="none" svg:stroke-color="#000000" draw:fill="none" draw:fill-color="#ffffff" draw:auto-grow-height="true" draw:auto-grow-width="false" fo:max-height="0cm" fo:min-height="3.047cm"/>
    </style:style>
    <style:style style:name="gr8" style:family="graphic" style:parent-style-name="Default_5f_1" style:list-style-name="L1">
      <style:graphic-properties draw:stroke="none" svg:stroke-color="#000000" draw:fill="none" draw:fill-color="#ffffff" draw:auto-grow-height="true" draw:auto-grow-width="false" fo:max-height="0cm" fo:min-height="3.047cm"/>
    </style:style>
    <style:style style:name="gr9" style:family="graphic" style:parent-style-name="Default_5f_1" style:list-style-name="L1">
      <style:graphic-properties draw:stroke="none" svg:stroke-color="#000000" draw:fill="none" draw:fill-color="#ffffff" draw:auto-grow-height="true" draw:auto-grow-width="false" fo:max-height="0cm" fo:min-height="3.047cm"/>
    </style:style>
    <style:style style:name="gr10" style:family="graphic" style:parent-style-name="Default_5f_1" style:list-style-name="L1">
      <style:graphic-properties draw:stroke="none" svg:stroke-color="#000000" draw:fill="none" draw:fill-color="#ffffff" draw:auto-grow-height="true" draw:auto-grow-width="false" fo:max-height="0cm" fo:min-height="3.047cm"/>
    </style:style>
    <style:style style:name="gr11" style:family="graphic" style:parent-style-name="Default_5f_1" style:list-style-name="L1">
      <style:graphic-properties draw:stroke="none" svg:stroke-color="#000000" draw:fill="none" draw:fill-color="#ffffff" draw:auto-grow-height="true" draw:auto-grow-width="false" fo:max-height="0cm" fo:min-height="3.047cm"/>
    </style:style>
    <style:style style:name="gr12" style:family="graphic" style:parent-style-name="Default_5f_1" style:list-style-name="L1">
      <style:graphic-properties draw:stroke="none" svg:stroke-color="#000000" draw:fill="none" draw:fill-color="#ffffff" draw:auto-grow-height="true" draw:auto-grow-width="false" fo:max-height="0cm" fo:min-height="3.047cm"/>
    </style:style>
    <style:style style:name="gr13" style:family="graphic" style:parent-style-name="Default_5f_1" style:list-style-name="L1">
      <style:graphic-properties draw:stroke="none" svg:stroke-color="#000000" draw:fill="none" draw:fill-color="#ffffff" draw:auto-grow-height="true" draw:auto-grow-width="false" fo:max-height="0cm" fo:min-height="3.047cm"/>
    </style:style>
    <style:style style:name="gr14" style:family="graphic" style:parent-style-name="Default_5f_1" style:list-style-name="L1">
      <style:graphic-properties draw:stroke="none" svg:stroke-color="#000000" draw:fill="none" draw:fill-color="#ffffff" draw:auto-grow-height="true" draw:auto-grow-width="false" fo:max-height="0cm" fo:min-height="3.047cm"/>
    </style:style>
    <style:style style:name="gr15" style:family="graphic" style:parent-style-name="Default_5f_1" style:list-style-name="L1">
      <style:graphic-properties draw:stroke="none" svg:stroke-color="#000000" draw:fill="none" draw:fill-color="#ffffff" draw:auto-grow-height="true" draw:auto-grow-width="false" fo:max-height="0cm" fo:min-height="6.349cm"/>
    </style:style>
    <style:style style:name="gr16" style:family="graphic" style:parent-style-name="Default_5f_1" style:list-style-name="L1">
      <style:graphic-properties draw:stroke="none" svg:stroke-color="#000000" draw:fill="none" draw:fill-color="#ffffff" draw:auto-grow-height="true" draw:auto-grow-width="false" fo:max-height="0cm" fo:min-height="6.349cm"/>
    </style:style>
    <style:style style:name="gr17" style:family="graphic" style:parent-style-name="Default_5f_1" style:list-style-name="L1">
      <style:graphic-properties draw:stroke="none" svg:stroke-color="#000000" draw:fill="none" draw:fill-color="#ffffff" draw:auto-grow-height="true" draw:auto-grow-width="false" fo:max-height="0cm" fo:min-height="3.809cm"/>
    </style:style>
    <style:style style:name="gr18" style:family="graphic" style:parent-style-name="Default_5f_1" style:list-style-name="L1">
      <style:graphic-properties draw:stroke="none" svg:stroke-color="#000000" draw:fill="none" draw:fill-color="#ffffff" draw:auto-grow-height="true" draw:auto-grow-width="false" fo:max-height="0cm" fo:min-height="3.047cm"/>
    </style:style>
    <style:style style:name="gr19" style:family="graphic" style:parent-style-name="Default_5f_1" style:list-style-name="L1">
      <style:graphic-properties draw:stroke="none" svg:stroke-color="#000000" draw:fill="none" draw:fill-color="#ffffff" draw:auto-grow-height="true" draw:auto-grow-width="false" fo:max-height="0cm" fo:min-height="3.047cm"/>
    </style:style>
    <style:style style:name="gr20" style:family="graphic" style:parent-style-name="Default_5f_1" style:list-style-name="L1">
      <style:graphic-properties draw:stroke="none" svg:stroke-color="#000000" draw:fill="none" draw:fill-color="#ffffff" draw:auto-grow-height="true" draw:auto-grow-width="false" fo:max-height="0cm" fo:min-height="3.047cm"/>
    </style:style>
    <style:style style:name="gr21" style:family="graphic" style:parent-style-name="Default_5f_1" style:list-style-name="L1">
      <style:graphic-properties draw:stroke="none" svg:stroke-color="#000000" draw:fill="none" draw:fill-color="#ffffff" draw:auto-grow-height="true" draw:auto-grow-width="false" fo:max-height="0cm" fo:min-height="3.047cm"/>
    </style:style>
    <style:style style:name="gr22" style:family="graphic" style:parent-style-name="Default_5f_1" style:list-style-name="L1">
      <style:graphic-properties draw:stroke="none" svg:stroke-color="#000000" draw:fill="none" draw:fill-color="#ffffff" draw:auto-grow-height="true" draw:auto-grow-width="false" fo:max-height="0cm" fo:min-height="3.047cm"/>
    </style:style>
    <style:style style:name="gr23" style:family="graphic" style:parent-style-name="Default_5f_1" style:list-style-name="L1">
      <style:graphic-properties draw:stroke="none" svg:stroke-color="#000000" draw:fill="none" draw:fill-color="#ffffff" draw:auto-grow-height="true" draw:auto-grow-width="false" fo:max-height="0cm" fo:min-height="3.047cm"/>
    </style:style>
    <style:style style:name="gr24" style:family="graphic" style:parent-style-name="Default_5f_1" style:list-style-name="L1">
      <style:graphic-properties draw:stroke="none" svg:stroke-color="#000000" draw:fill="none" draw:fill-color="#ffffff" draw:auto-grow-height="true" draw:auto-grow-width="false" fo:max-height="0cm" fo:min-height="3.047cm"/>
    </style:style>
    <style:style style:name="gr25" style:family="graphic" style:parent-style-name="Default_5f_1" style:list-style-name="L1">
      <style:graphic-properties draw:stroke="none" svg:stroke-color="#000000" draw:fill="none" draw:fill-color="#ffffff" draw:auto-grow-height="true" draw:auto-grow-width="false" fo:max-height="0cm" fo:min-height="3.047cm"/>
    </style:style>
    <style:style style:name="gr26" style:family="graphic" style:parent-style-name="Default_5f_1" style:list-style-name="L1">
      <style:graphic-properties draw:stroke="none" svg:stroke-color="#000000" draw:fill="none" draw:fill-color="#ffffff" draw:auto-grow-height="true" draw:auto-grow-width="false" fo:max-height="0cm" fo:min-height="3.047cm"/>
    </style:style>
    <style:style style:name="gr27" style:family="graphic" style:parent-style-name="Default_5f_1" style:list-style-name="L1">
      <style:graphic-properties draw:stroke="none" svg:stroke-color="#000000" draw:fill="none" draw:fill-color="#ffffff" draw:auto-grow-height="true" draw:auto-grow-width="false" fo:max-height="0cm" fo:min-height="3.047cm"/>
    </style:style>
    <style:style style:name="gr28" style:family="graphic" style:parent-style-name="Default_5f_1" style:list-style-name="L1">
      <style:graphic-properties draw:stroke="none" svg:stroke-color="#000000" draw:fill="none" draw:fill-color="#ffffff" draw:auto-grow-height="true" draw:auto-grow-width="false" fo:max-height="0cm" fo:min-height="3.047cm"/>
    </style:style>
    <style:style style:name="gr29" style:family="graphic" style:parent-style-name="Default_5f_1" style:list-style-name="L1">
      <style:graphic-properties draw:stroke="none" svg:stroke-color="#000000" draw:fill="none" draw:fill-color="#ffffff" draw:auto-grow-height="true" draw:auto-grow-width="false" fo:max-height="0cm" fo:min-height="3.047cm"/>
    </style:style>
    <style:style style:name="gr30" style:family="graphic" style:parent-style-name="Default_5f_1" style:list-style-name="L1">
      <style:graphic-properties draw:stroke="none" svg:stroke-color="#000000" draw:fill="none" draw:fill-color="#ffffff" draw:auto-grow-height="true" draw:auto-grow-width="false" fo:max-height="0cm" fo:min-height="3.047cm"/>
    </style:style>
    <style:style style:name="gr31" style:family="graphic" style:parent-style-name="Default_5f_1" style:list-style-name="L1">
      <style:graphic-properties draw:stroke="none" svg:stroke-color="#000000" draw:fill="none" draw:fill-color="#ffffff" draw:auto-grow-height="true" draw:auto-grow-width="false" fo:max-height="0cm" fo:min-height="3.047cm"/>
    </style:style>
    <style:style style:name="gr32" style:family="graphic" style:parent-style-name="Default_5f_1" style:list-style-name="L1">
      <style:graphic-properties draw:stroke="none" svg:stroke-color="#000000" draw:fill="none" draw:fill-color="#ffffff" draw:auto-grow-height="true" draw:auto-grow-width="false" fo:max-height="0cm" fo:min-height="3.047cm"/>
    </style:style>
    <style:style style:name="gr33" style:family="graphic" style:parent-style-name="Default_5f_1" style:list-style-name="L1">
      <style:graphic-properties draw:stroke="none" svg:stroke-color="#000000" draw:fill="none" draw:fill-color="#ffffff" draw:auto-grow-height="true" draw:auto-grow-width="false" fo:max-height="0cm" fo:min-height="3.047cm"/>
    </style:style>
    <style:style style:name="gr34" style:family="graphic" style:parent-style-name="Default_5f_1" style:list-style-name="L1">
      <style:graphic-properties draw:stroke="none" svg:stroke-color="#000000" draw:fill="none" draw:fill-color="#ffffff" draw:auto-grow-height="true" draw:auto-grow-width="false" fo:max-height="0cm" fo:min-height="3.047cm"/>
    </style:style>
    <style:style style:name="gr35" style:family="graphic" style:parent-style-name="Default_5f_1" style:list-style-name="L1">
      <style:graphic-properties draw:stroke="none" svg:stroke-color="#000000" draw:fill="none" draw:fill-color="#ffffff" draw:auto-grow-height="true" draw:auto-grow-width="false" fo:max-height="0cm" fo:min-height="3.047cm"/>
    </style:style>
    <style:style style:name="gr36" style:family="graphic" style:parent-style-name="Default_5f_1" style:list-style-name="L1">
      <style:graphic-properties draw:stroke="none" svg:stroke-color="#000000" draw:fill="none" draw:fill-color="#ffffff" draw:auto-grow-height="true" draw:auto-grow-width="false" fo:max-height="0cm" fo:min-height="3.047cm"/>
    </style:style>
    <style:style style:name="gr37" style:family="graphic" style:parent-style-name="Default_5f_1" style:list-style-name="L1">
      <style:graphic-properties draw:stroke="none" svg:stroke-color="#000000" draw:fill="none" draw:fill-color="#ffffff" draw:auto-grow-height="true" draw:auto-grow-width="false" fo:max-height="0cm" fo:min-height="3.047cm"/>
    </style:style>
    <style:style style:name="gr38" style:family="graphic" style:parent-style-name="Default_5f_1" style:list-style-name="L1">
      <style:graphic-properties draw:stroke="none" svg:stroke-color="#000000" draw:fill="none" draw:fill-color="#ffffff" draw:auto-grow-height="true" draw:auto-grow-width="false" fo:max-height="0cm" fo:min-height="3.047cm"/>
    </style:style>
    <style:style style:name="gr39" style:family="graphic" style:parent-style-name="Default_5f_1" style:list-style-name="L1">
      <style:graphic-properties draw:stroke="none" svg:stroke-color="#000000" draw:fill="none" draw:fill-color="#ffffff" draw:auto-grow-height="true" draw:auto-grow-width="false" fo:max-height="0cm" fo:min-height="3.047cm"/>
    </style:style>
    <style:style style:name="gr40" style:family="graphic" style:parent-style-name="Default_5f_1" style:list-style-name="L1">
      <style:graphic-properties draw:stroke="none" svg:stroke-color="#000000" draw:fill="none" draw:fill-color="#ffffff" draw:auto-grow-height="true" draw:auto-grow-width="false" fo:max-height="0cm" fo:min-height="3.047cm"/>
    </style:style>
    <style:style style:name="gr41" style:family="graphic" style:parent-style-name="Default_5f_1" style:list-style-name="L1">
      <style:graphic-properties draw:stroke="none" svg:stroke-color="#000000" draw:fill="none" draw:fill-color="#ffffff" draw:auto-grow-height="true" draw:auto-grow-width="false" fo:max-height="0cm" fo:min-height="3.047cm"/>
    </style:style>
    <style:style style:name="gr42" style:family="graphic" style:parent-style-name="Default_5f_1" style:list-style-name="L1">
      <style:graphic-properties draw:stroke="none" svg:stroke-color="#000000" draw:fill="none" draw:fill-color="#ffffff" draw:auto-grow-height="true" draw:auto-grow-width="false" fo:max-height="0cm" fo:min-height="3.047cm"/>
    </style:style>
    <style:style style:name="gr43" style:family="graphic" style:parent-style-name="Default_5f_1" style:list-style-name="L1">
      <style:graphic-properties draw:stroke="none" svg:stroke-color="#000000" draw:fill="none" draw:fill-color="#ffffff" draw:auto-grow-height="true" draw:auto-grow-width="false" fo:max-height="0cm" fo:min-height="3.047cm"/>
    </style:style>
    <style:style style:name="gr44" style:family="graphic" style:parent-style-name="Default_5f_1" style:list-style-name="L1">
      <style:graphic-properties draw:stroke="none" svg:stroke-color="#000000" draw:fill="none" draw:fill-color="#ffffff" draw:auto-grow-height="true" draw:auto-grow-width="false" fo:max-height="0cm" fo:min-height="3.047cm"/>
    </style:style>
    <style:style style:name="gr45" style:family="graphic" style:parent-style-name="Default_5f_1" style:list-style-name="L1">
      <style:graphic-properties draw:stroke="none" svg:stroke-color="#000000" draw:fill="none" draw:fill-color="#ffffff" draw:auto-grow-height="true" draw:auto-grow-width="false" fo:max-height="0cm" fo:min-height="3.047cm"/>
    </style:style>
    <style:style style:name="gr46" style:family="graphic" style:parent-style-name="Default_5f_1" style:list-style-name="L1">
      <style:graphic-properties draw:stroke="none" svg:stroke-color="#000000" draw:fill="none" draw:fill-color="#ffffff" draw:auto-grow-height="true" draw:auto-grow-width="false" fo:max-height="0cm" fo:min-height="3.047cm"/>
    </style:style>
    <style:style style:name="gr47" style:family="graphic" style:parent-style-name="Default_5f_1" style:list-style-name="L1">
      <style:graphic-properties draw:stroke="none" svg:stroke-color="#000000" draw:fill="none" draw:fill-color="#ffffff" draw:auto-grow-height="true" draw:auto-grow-width="false" fo:max-height="0cm" fo:min-height="3.047cm"/>
    </style:style>
    <style:style style:name="gr48" style:family="graphic" style:parent-style-name="Default_5f_1" style:list-style-name="L1">
      <style:graphic-properties draw:stroke="none" svg:stroke-color="#000000" draw:fill="none" draw:fill-color="#ffffff" draw:auto-grow-height="true" draw:auto-grow-width="false" fo:max-height="0cm" fo:min-height="3.047cm"/>
    </style:style>
    <style:style style:name="gr49" style:family="graphic" style:parent-style-name="Default_5f_1" style:list-style-name="L1">
      <style:graphic-properties draw:stroke="none" svg:stroke-color="#000000" draw:fill="none" draw:fill-color="#ffffff" draw:auto-grow-height="true" draw:auto-grow-width="false" fo:max-height="0cm" fo:min-height="3.047cm"/>
    </style:style>
    <style:style style:name="gr50" style:family="graphic" style:parent-style-name="Default_5f_1" style:list-style-name="L1">
      <style:graphic-properties draw:stroke="none" svg:stroke-color="#000000" draw:fill="none" draw:fill-color="#ffffff" draw:auto-grow-height="true" draw:auto-grow-width="false" fo:max-height="0cm" fo:min-height="3.047cm"/>
    </style:style>
    <style:style style:name="gr51" style:family="graphic" style:parent-style-name="Default_5f_1" style:list-style-name="L1">
      <style:graphic-properties draw:stroke="none" svg:stroke-color="#000000" draw:fill="none" draw:fill-color="#ffffff" draw:auto-grow-height="true" draw:auto-grow-width="false" fo:max-height="0cm" fo:min-height="3.047cm"/>
    </style:style>
    <style:style style:name="gr52" style:family="graphic" style:parent-style-name="Default_5f_1" style:list-style-name="L1">
      <style:graphic-properties draw:stroke="none" svg:stroke-color="#000000" draw:fill="none" draw:fill-color="#ffffff" draw:auto-grow-height="true" draw:auto-grow-width="false" fo:max-height="0cm" fo:min-height="3.047cm"/>
    </style:style>
    <style:style style:name="gr53" style:family="graphic" style:parent-style-name="Default_5f_1" style:list-style-name="L1">
      <style:graphic-properties draw:stroke="none" svg:stroke-color="#000000" draw:fill="none" draw:fill-color="#ffffff" draw:auto-grow-height="true" draw:auto-grow-width="false" fo:max-height="0cm" fo:min-height="3.047cm"/>
    </style:style>
    <style:style style:name="gr54" style:family="graphic" style:parent-style-name="Default_5f_1" style:list-style-name="L1">
      <style:graphic-properties draw:stroke="none" svg:stroke-color="#000000" draw:fill="none" draw:fill-color="#ffffff" draw:auto-grow-height="true" draw:auto-grow-width="false" fo:max-height="0cm" fo:min-height="3.047cm"/>
    </style:style>
    <style:style style:name="gr55" style:family="graphic" style:parent-style-name="Default_5f_1" style:list-style-name="L1">
      <style:graphic-properties draw:stroke="none" svg:stroke-color="#000000" draw:fill="none" draw:fill-color="#ffffff" draw:auto-grow-height="true" draw:auto-grow-width="false" fo:max-height="0cm" fo:min-height="3.047cm"/>
    </style:style>
    <style:style style:name="gr56" style:family="graphic" style:parent-style-name="Default_5f_1" style:list-style-name="L1">
      <style:graphic-properties draw:stroke="none" svg:stroke-color="#000000" draw:fill="none" draw:fill-color="#ffffff" draw:auto-grow-height="true" draw:auto-grow-width="false" fo:max-height="0cm" fo:min-height="3.047cm"/>
    </style:style>
    <style:style style:name="gr57" style:family="graphic" style:parent-style-name="Default_5f_1" style:list-style-name="L1">
      <style:graphic-properties draw:stroke="none" svg:stroke-color="#000000" draw:fill="none" draw:fill-color="#ffffff" draw:auto-grow-height="true" draw:auto-grow-width="false" fo:max-height="0cm" fo:min-height="3.047cm"/>
    </style:style>
    <style:style style:name="gr58" style:family="graphic" style:parent-style-name="Default_5f_1" style:list-style-name="L1">
      <style:graphic-properties draw:stroke="none" svg:stroke-color="#000000" draw:fill="none" draw:fill-color="#ffffff" draw:auto-grow-height="true" draw:auto-grow-width="false" fo:max-height="0cm" fo:min-height="3.047cm"/>
    </style:style>
    <style:style style:name="gr59" style:family="graphic" style:parent-style-name="Default_5f_1" style:list-style-name="L1">
      <style:graphic-properties draw:stroke="none" svg:stroke-color="#000000" draw:fill="none" draw:fill-color="#ffffff" draw:auto-grow-height="true" draw:auto-grow-width="false" fo:max-height="0cm" fo:min-height="3.047cm"/>
    </style:style>
    <style:style style:name="gr60" style:family="graphic" style:parent-style-name="Default_5f_1" style:list-style-name="L1">
      <style:graphic-properties draw:stroke="none" svg:stroke-color="#000000" draw:fill="none" draw:fill-color="#ffffff" draw:auto-grow-height="true" draw:auto-grow-width="false" fo:max-height="0cm" fo:min-height="3.047cm"/>
    </style:style>
    <style:style style:name="gr61" style:family="graphic" style:parent-style-name="Default_5f_1" style:list-style-name="L1">
      <style:graphic-properties draw:stroke="none" svg:stroke-color="#000000" draw:fill="none" draw:fill-color="#ffffff" draw:auto-grow-height="true" draw:auto-grow-width="false" fo:max-height="0cm" fo:min-height="3.047cm"/>
    </style:style>
    <style:style style:name="gr62" style:family="graphic" style:parent-style-name="Default_5f_1" style:list-style-name="L1">
      <style:graphic-properties draw:stroke="none" svg:stroke-color="#000000" draw:fill="none" draw:fill-color="#ffffff" draw:auto-grow-height="true" draw:auto-grow-width="false" fo:max-height="0cm" fo:min-height="3.047cm"/>
    </style:style>
    <style:style style:name="gr63" style:family="graphic" style:parent-style-name="Default_5f_1" style:list-style-name="L1">
      <style:graphic-properties draw:stroke="none" svg:stroke-color="#000000" draw:fill="none" draw:fill-color="#ffffff" draw:auto-grow-height="true" draw:auto-grow-width="false" fo:max-height="0cm" fo:min-height="7.473cm"/>
    </style:style>
    <style:style style:name="gr64" style:family="graphic" style:parent-style-name="Default_5f_1" style:list-style-name="L1">
      <style:graphic-properties draw:stroke="none" svg:stroke-color="#000000" draw:fill="none" draw:fill-color="#ffffff" draw:auto-grow-height="true" draw:auto-grow-width="false" fo:max-height="0cm" fo:min-height="6.559cm"/>
    </style:style>
    <style:style style:name="gr65" style:family="graphic" style:parent-style-name="Default_5f_1" style:list-style-name="L1">
      <style:graphic-properties draw:stroke="none" svg:stroke-color="#000000" draw:fill="none" draw:fill-color="#ffffff" draw:auto-grow-height="true" draw:auto-grow-width="false" fo:max-height="0cm" fo:min-height="6.559cm"/>
    </style:style>
    <style:style style:name="gr66" style:family="graphic" style:parent-style-name="Default_5f_1" style:list-style-name="L1">
      <style:graphic-properties draw:stroke="none" svg:stroke-color="#000000" draw:fill="none" draw:fill-color="#ffffff" draw:auto-grow-height="true" draw:auto-grow-width="false" fo:max-height="0cm" fo:min-height="2.749cm"/>
    </style:style>
    <style:style style:name="gr67" style:family="graphic" style:parent-style-name="Default_5f_1" style:list-style-name="L1">
      <style:graphic-properties draw:stroke="none" svg:stroke-color="#000000" draw:fill="none" draw:fill-color="#ffffff" draw:auto-grow-height="true" draw:auto-grow-width="false" fo:max-height="0cm" fo:min-height="2.749cm"/>
    </style:style>
    <style:style style:name="gr68" style:family="graphic" style:parent-style-name="Default_5f_1" style:list-style-name="L1">
      <style:graphic-properties draw:stroke="none" svg:stroke-color="#000000" draw:fill="none" draw:fill-color="#ffffff" draw:auto-grow-height="true" draw:auto-grow-width="false" fo:max-height="0cm" fo:min-height="2.749cm"/>
    </style:style>
    <style:style style:name="gr69" style:family="graphic" style:parent-style-name="Default_5f_1" style:list-style-name="L1">
      <style:graphic-properties draw:stroke="none" svg:stroke-color="#000000" draw:fill="none" draw:fill-color="#ffffff" draw:auto-grow-height="true" draw:auto-grow-width="false" fo:max-height="0cm" fo:min-height="2.749cm"/>
    </style:style>
    <style:style style:name="gr70" style:family="graphic" style:parent-style-name="Default_5f_1" style:list-style-name="L1">
      <style:graphic-properties draw:stroke="none" svg:stroke-color="#000000" draw:fill="none" draw:fill-color="#ffffff" draw:auto-grow-height="true" draw:auto-grow-width="false" fo:max-height="0cm" fo:min-height="2.749cm"/>
    </style:style>
    <style:style style:name="gr71" style:family="graphic" style:parent-style-name="Default_5f_1" style:list-style-name="L1">
      <style:graphic-properties draw:stroke="none" svg:stroke-color="#000000" draw:fill="none" draw:fill-color="#ffffff" draw:auto-grow-height="true" draw:auto-grow-width="false" fo:max-height="0cm" fo:min-height="2.749cm"/>
    </style:style>
    <style:style style:name="gr72" style:family="graphic" style:parent-style-name="Default_5f_1" style:list-style-name="L1">
      <style:graphic-properties draw:stroke="none" svg:stroke-color="#000000" draw:fill="none" draw:fill-color="#ffffff" draw:auto-grow-height="true" draw:auto-grow-width="false" fo:max-height="0cm" fo:min-height="2.749cm"/>
    </style:style>
    <style:style style:name="gr73" style:family="graphic" style:parent-style-name="Default_5f_1" style:list-style-name="L1">
      <style:graphic-properties draw:stroke="none" svg:stroke-color="#000000" draw:fill="none" draw:fill-color="#ffffff" draw:auto-grow-height="true" draw:auto-grow-width="false" fo:max-height="0cm" fo:min-height="2.749cm"/>
    </style:style>
    <style:style style:name="gr74" style:family="graphic" style:parent-style-name="Default_5f_1" style:list-style-name="L1">
      <style:graphic-properties draw:stroke="none" svg:stroke-color="#000000" draw:fill="none" draw:fill-color="#ffffff" draw:auto-grow-height="true" draw:auto-grow-width="false" fo:max-height="0cm" fo:min-height="2.749cm"/>
    </style:style>
    <style:style style:name="gr75" style:family="graphic" style:parent-style-name="Default_5f_1" style:list-style-name="L1">
      <style:graphic-properties draw:stroke="none" svg:stroke-color="#000000" draw:fill="none" draw:fill-color="#ffffff" draw:auto-grow-height="true" draw:auto-grow-width="false" fo:max-height="0cm" fo:min-height="2.749cm"/>
    </style:style>
    <style:style style:name="gr76" style:family="graphic" style:parent-style-name="Default_5f_8" style:list-style-name="L1">
      <style:graphic-properties draw:stroke="none" svg:stroke-color="#3465a4" draw:fill="none" fo:min-height="5.913cm"/>
    </style:style>
    <style:style style:name="gr77" style:family="graphic" style:parent-style-name="Default_5f_8" style:list-style-name="L1">
      <style:graphic-properties draw:stroke="none" svg:stroke-color="#3465a4" draw:fill="none" fo:min-height="3.306cm"/>
    </style:style>
    <style:style style:name="gr78" style:family="graphic" style:parent-style-name="Default_5f_8" style:list-style-name="L1">
      <style:graphic-properties draw:stroke="none" svg:stroke-color="#3465a4" draw:fill="none" fo:min-height="3.306cm"/>
    </style:style>
    <style:style style:name="gr79" style:family="graphic" style:parent-style-name="Default_5f_8" style:list-style-name="L1">
      <style:graphic-properties draw:stroke="none" svg:stroke-color="#3465a4" draw:fill="none" fo:min-height="3.306cm"/>
    </style:style>
    <style:style style:name="gr80" style:family="graphic" style:parent-style-name="Default_5f_8" style:list-style-name="L1">
      <style:graphic-properties draw:stroke="none" svg:stroke-color="#3465a4" draw:fill="none" fo:min-height="3.306cm"/>
    </style:style>
    <style:style style:name="gr81" style:family="graphic" style:parent-style-name="Default_5f_8" style:list-style-name="L1">
      <style:graphic-properties draw:stroke="none" svg:stroke-color="#3465a4" draw:fill="none" fo:min-height="3.306cm"/>
    </style:style>
    <style:style style:name="gr82" style:family="graphic" style:parent-style-name="Default_5f_8" style:list-style-name="L1">
      <style:graphic-properties draw:stroke="none" svg:stroke-color="#3465a4" draw:fill="none" fo:min-height="3.306cm"/>
    </style:style>
    <style:style style:name="gr83" style:family="graphic" style:parent-style-name="Default_5f_8" style:list-style-name="L1">
      <style:graphic-properties draw:stroke="none" svg:stroke-color="#3465a4" draw:fill="none" fo:min-height="3.306cm"/>
    </style:style>
    <style:style style:name="gr84" style:family="graphic" style:parent-style-name="Default_5f_8" style:list-style-name="L1">
      <style:graphic-properties draw:stroke="none" svg:stroke-color="#3465a4" draw:fill="none" fo:min-height="1.528cm"/>
    </style:style>
    <style:style style:name="gr85" style:family="graphic" style:parent-style-name="Default_5f_8" style:list-style-name="L1">
      <style:graphic-properties draw:stroke="none" svg:stroke-color="#3465a4" draw:fill="none" fo:min-height="1.528cm"/>
    </style:style>
    <style:style style:name="gr86" style:family="graphic" style:parent-style-name="Default_5f_8" style:list-style-name="L1">
      <style:graphic-properties draw:stroke="none" svg:stroke-color="#3465a4" draw:fill="none" fo:min-height="1.528cm"/>
    </style:style>
    <style:style style:name="gr87" style:family="graphic" style:parent-style-name="Default_5f_8" style:list-style-name="L1">
      <style:graphic-properties draw:stroke="none" svg:stroke-color="#3465a4" draw:fill="none" fo:min-height="1.528cm"/>
    </style:style>
    <style:style style:name="gr88" style:family="graphic" style:parent-style-name="Default_5f_8" style:list-style-name="L1">
      <style:graphic-properties draw:stroke="none" svg:stroke-color="#3465a4" draw:fill="none" fo:min-height="1.528cm"/>
    </style:style>
    <style:style style:name="gr89" style:family="graphic" style:parent-style-name="Default_5f_8" style:list-style-name="L1">
      <style:graphic-properties draw:stroke="none" svg:stroke-color="#3465a4" draw:fill="none" fo:min-height="1.528cm"/>
    </style:style>
    <style:style style:name="gr90" style:family="graphic" style:parent-style-name="Default_5f_8" style:list-style-name="L1">
      <style:graphic-properties draw:stroke="none" svg:stroke-color="#3465a4" draw:fill="none" fo:min-height="1.528cm"/>
    </style:style>
    <style:style style:name="gr91" style:family="graphic" style:parent-style-name="Default_5f_8" style:list-style-name="L1">
      <style:graphic-properties draw:stroke="none" svg:stroke-color="#3465a4" draw:fill="none" fo:min-height="7.696cm"/>
    </style:style>
    <style:style style:name="gr92"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93" style:family="graphic" style:parent-style-name="Default_5f_8" style:list-style-name="L1">
      <style:graphic-properties draw:stroke="none" svg:stroke-color="#3465a4" draw:fill="none" fo:min-height="2.036cm"/>
    </style:style>
    <style:style style:name="gr94" style:family="graphic" style:parent-style-name="Default_5f_8" style:list-style-name="L1">
      <style:graphic-properties draw:stroke="none" svg:stroke-color="#3465a4" draw:fill="none" fo:min-height="2.036cm"/>
    </style:style>
    <style:style style:name="gr95" style:family="graphic" style:parent-style-name="Default_5f_8" style:list-style-name="L1">
      <style:graphic-properties draw:stroke="none" svg:stroke-color="#3465a4" draw:fill="none" fo:min-height="2.036cm"/>
    </style:style>
    <style:style style:name="gr96" style:family="graphic" style:parent-style-name="Default_5f_8" style:list-style-name="L1">
      <style:graphic-properties draw:stroke="none" svg:stroke-color="#3465a4" draw:fill="none" fo:min-height="2.036cm"/>
    </style:style>
    <style:style style:name="gr97" style:family="graphic" style:parent-style-name="Default_5f_8" style:list-style-name="L1">
      <style:graphic-properties draw:stroke="none" svg:stroke-color="#3465a4" draw:fill="none" fo:min-height="2.036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text-properties fo:font-size="28pt"/>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style:paragraph-properties fo:margin-left="0cm" fo:margin-right="0cm" fo:margin-top="0cm" fo:margin-bottom="0cm" fo:line-height="100%" fo:text-align="center" fo:text-indent="0cm"/>
      <style:text-properties fo:font-size="18pt"/>
    </style:style>
    <style:style style:name="P5" style:family="paragraph">
      <loext:graphic-properties draw:fill="none" draw:fill-color="#ffffff"/>
      <style:paragraph-properties fo:margin-left="0cm" fo:margin-right="0cm" fo:margin-top="0cm" fo:margin-bottom="0cm" fo:line-height="100%" fo:text-align="center" fo:text-indent="0cm"/>
      <style:text-properties fo:font-size="18pt" fo:font-style="normal" style:text-underline-style="none" style:font-style-asian="normal" style:font-style-complex="normal"/>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align="center" fo:text-indent="0cm"/>
      <style:text-properties fo:font-size="18pt" style:text-underline-style="none"/>
    </style:style>
    <style:style style:name="P8" style:family="paragraph">
      <style:paragraph-properties fo:margin-left="1.27cm" fo:margin-right="0cm" fo:margin-top="0cm" fo:margin-bottom="0cm" fo:line-height="100%" fo:text-align="center" fo:text-indent="-1.27cm" style:text-autospace="none"/>
      <style:text-properties fo:font-size="18pt" style:text-underline-style="none"/>
    </style:style>
    <style:style style:name="P9" style:family="paragraph">
      <style:paragraph-properties fo:margin-left="1.27cm" fo:margin-right="0cm" fo:margin-top="0cm" fo:margin-bottom="0cm" fo:line-height="100%" fo:text-align="start" fo:text-indent="-1.27cm" style:text-autospace="none"/>
      <style:text-properties fo:font-size="18pt" style:text-underline-style="none"/>
    </style:style>
    <style:style style:name="P10" style:family="paragraph">
      <style:paragraph-properties fo:margin-left="0cm" fo:margin-right="0cm" fo:margin-top="0cm" fo:margin-bottom="0cm" fo:line-height="100%" fo:text-align="start" fo:text-indent="0cm" style:text-autospace="none"/>
      <style:text-properties fo:font-size="18pt" style:text-underline-style="none"/>
    </style:style>
    <style:style style:name="P11" style:family="paragraph">
      <loext:graphic-properties draw:fill="none" draw:fill-color="#ffffff"/>
      <style:paragraph-properties fo:margin-left="0cm" fo:margin-right="0cm" fo:margin-top="0cm" fo:margin-bottom="0cm" fo:line-height="100%" fo:text-align="start" fo:text-indent="0cm" style:text-autospace="none"/>
      <style:text-properties fo:font-size="18pt" fo:font-style="normal" style:text-underline-style="none" style:font-style-asian="normal" style:font-style-complex="normal"/>
    </style:style>
    <style:style style:name="P12" style:family="paragraph">
      <style:paragraph-properties fo:margin-left="0cm" fo:margin-right="0cm" fo:margin-top="0cm" fo:margin-bottom="0cm" fo:line-height="100%" fo:text-align="center" fo:text-indent="0cm" style:text-autospace="none"/>
      <style:text-properties fo:font-size="18pt" style:text-underline-style="none"/>
    </style:style>
    <style:style style:name="P13" style:family="paragraph">
      <loext:graphic-properties draw:fill="none" draw:fill-color="#ffffff"/>
      <style:paragraph-properties fo:margin-left="0cm" fo:margin-right="0cm" fo:margin-top="0cm" fo:margin-bottom="0cm" fo:line-height="100%" fo:text-align="center" fo:text-indent="0cm" style:text-autospace="none"/>
      <style:text-properties fo:font-size="18pt" fo:font-style="normal" style:text-underline-style="none" style:font-style-asian="normal" style:font-style-complex="normal"/>
    </style:style>
    <style:style style:name="P14" style:family="paragraph">
      <style:paragraph-properties fo:margin-left="0.318cm" fo:margin-right="0cm" fo:margin-top="0cm" fo:margin-bottom="0cm" fo:line-height="100%" fo:text-align="start" fo:text-indent="0cm" style:text-autospace="none"/>
      <style:text-properties fo:font-size="18pt" style:text-underline-style="none"/>
    </style:style>
    <style:style style:name="P15" style:family="paragraph">
      <style:paragraph-properties fo:margin-left="1.27cm" fo:margin-right="0cm" fo:margin-top="0cm" fo:margin-bottom="0cm" fo:line-height="100%" fo:text-align="center" fo:text-indent="-1.27cm" style:text-autospace="none"/>
    </style:style>
    <style:style style:name="P16" style:family="paragraph">
      <loext:graphic-properties draw:fill="none"/>
      <style:paragraph-properties fo:margin-left="1.27cm" fo:margin-right="0cm" fo:margin-top="0cm" fo:margin-bottom="0cm" fo:line-height="100%" fo:text-align="center" fo:text-indent="-1.27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17" style:family="paragraph">
      <style:paragraph-properties fo:margin-left="0cm" fo:margin-right="0cm" fo:margin-top="0cm" fo:margin-bottom="0cm" fo:line-height="100%" fo:text-align="center" fo:text-indent="0cm" style:text-autospace="none"/>
    </style:style>
    <style:style style:name="P18" style:family="paragraph">
      <loext:graphic-properties draw:fill="none"/>
      <style:paragraph-properties fo:margin-left="0cm" fo:margin-right="0cm" fo:margin-top="0cm" fo:margin-bottom="0cm" fo:line-height="100%" fo:text-align="center" fo:text-indent="0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19" style:family="paragraph">
      <style:paragraph-properties fo:margin-left="0cm" fo:margin-right="0cm" fo:margin-top="0cm" fo:margin-bottom="0cm" fo:line-height="100%" fo:text-align="center" fo:text-indent="0cm" style:text-autospace="none"/>
      <style:text-properties style:text-underline-style="none"/>
    </style:style>
    <style:style style:name="P20" style:family="paragraph">
      <loext:graphic-properties draw:fill="none"/>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21" style:family="paragraph">
      <style:paragraph-properties fo:margin-left="1.27cm" fo:margin-right="0cm" fo:margin-top="0cm" fo:margin-bottom="0cm" fo:line-height="100%" fo:text-align="center" fo:text-indent="-1.27cm" style:text-autospace="none"/>
      <style:text-properties style:text-underline-style="none"/>
    </style:style>
    <style:style style:name="P22" style:family="paragraph">
      <style:paragraph-properties fo:margin-left="1.27cm" fo:margin-right="0cm" fo:margin-top="0cm" fo:margin-bottom="0cm" fo:line-height="100%" fo:text-align="center" fo:text-indent="-1.27cm" style:text-autospace="none"/>
      <style:text-properties fo:font-size="36pt" style:text-underline-style="none" style:font-size-asian="36pt" style:font-size-complex="36pt"/>
    </style:style>
    <style:style style:name="P23" style:family="paragraph">
      <loext:graphic-properties draw:fill="none"/>
      <style:paragraph-properties fo:margin-left="0cm" fo:margin-right="0cm" fo:margin-top="0cm" fo:margin-bottom="0cm" fo:line-height="100%" fo:text-align="center" fo:text-indent="0cm" style:text-autospace="none"/>
      <style:text-properties style:font-name="Segoe UI Semibold" fo:font-size="36pt" fo:font-style="normal" style:text-underline-style="none" fo:font-weight="normal" style:font-size-asian="36pt" style:font-style-asian="normal" style:font-weight-asian="normal" style:font-size-complex="36pt" style:font-style-complex="normal" style:font-weight-complex="normal"/>
    </style:style>
    <style:style style:name="P24" style:family="paragraph">
      <style:paragraph-properties fo:margin-left="0cm" fo:margin-right="0cm" fo:margin-top="0cm" fo:margin-bottom="0cm" fo:line-height="100%" fo:text-align="center" fo:text-indent="0cm" style:text-autospace="none"/>
      <style:text-properties fo:font-size="36pt" style:text-underline-style="none" style:font-size-asian="36pt" style:font-size-complex="36pt"/>
    </style:style>
    <style:style style:name="P25" style:family="paragraph">
      <style:paragraph-properties fo:margin-left="1.27cm" fo:margin-right="0cm" fo:margin-top="0cm" fo:margin-bottom="0cm" fo:line-height="100%" fo:text-align="start" fo:text-indent="-1.27cm" style:text-autospace="none"/>
      <style:text-properties fo:font-size="36pt" style:text-underline-style="none" style:font-size-asian="36pt" style:font-size-complex="36pt"/>
    </style:style>
    <style:style style:name="P26" style:family="paragraph">
      <loext:graphic-properties draw:fill="none"/>
      <style:paragraph-properties fo:margin-left="1.27cm" fo:margin-right="0cm" fo:margin-top="0cm" fo:margin-bottom="0cm" fo:line-height="100%" fo:text-align="center" fo:text-indent="-1.27cm" style:text-autospace="none"/>
      <style:text-properties style:font-name="Segoe UI Semibold" fo:font-size="36pt" fo:font-style="normal" style:text-underline-style="none" fo:font-weight="normal" style:font-size-asian="36pt" style:font-style-asian="normal" style:font-weight-asian="normal" style:font-size-complex="36pt" style:font-style-complex="normal" style:font-weight-complex="normal"/>
    </style:style>
    <style:style style:name="P27" style:family="paragraph">
      <style:paragraph-properties fo:margin-left="0cm" fo:margin-right="0cm" fo:margin-top="0cm" fo:margin-bottom="0cm" fo:line-height="100%" fo:text-align="start" fo:text-indent="0cm" style:text-autospace="none"/>
      <style:text-properties fo:font-size="36pt" style:text-underline-style="none" style:font-size-asian="36pt" style:font-size-complex="36pt"/>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36pt" style:text-underline-style="none" style:font-size-asian="36pt" style:font-size-complex="36pt"/>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3" style:family="text">
      <style:text-properties fo:color="#000000" style:font-name="Segoe UI Semibol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font-name="Segoe UI Semibold"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000000"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6" style:family="text">
      <style:text-properties fo:color="#000000" style:font-name="Segoe UI Semibold"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7" style:family="text">
      <style:text-properties fo:color="#000000" style:font-name="Segoe UI Semibold" fo:font-size="28pt" fo:font-style="italic" fo:text-shadow="none" style:text-underline-style="none" fo:font-weight="normal" style:font-size-asian="28pt" style:font-style-asian="italic" style:font-weight-asian="normal" style:font-size-complex="28pt" style:font-style-complex="italic" style:font-weight-complex="normal"/>
    </style:style>
    <style:style style:name="T8" style:family="text">
      <style:text-properties fo:color="#000000" style:font-name="Segoe UI Semibold" fo:font-size="28pt" fo:font-style="normal" fo:text-shadow="none" style:text-underline-style="solid" style:text-underline-width="auto" style:text-underline-color="font-color" fo:font-weight="bold" style:font-name-asian="Segoe UI2" style:font-size-asian="28pt" style:font-style-asian="normal" style:font-weight-asian="bold" style:font-name-complex="Segoe UI2" style:font-size-complex="28pt" style:font-style-complex="normal" style:font-weight-complex="bold"/>
    </style:style>
    <style:style style:name="T9" style:family="text">
      <style:text-properties fo:color="#000000" style:font-name="Segoe UI" fo:font-size="32pt" fo:font-style="normal" fo:text-shadow="none" style:text-underline-style="none" fo:font-weight="bold" style:font-name-asian="Segoe UI2" style:font-size-asian="32pt" style:font-style-asian="normal" style:font-weight-asian="bold" style:font-name-complex="Segoe UI2" style:font-size-complex="32pt" style:font-style-complex="normal" style:font-weight-complex="bold"/>
    </style:style>
    <style:style style:name="T10" style:family="text">
      <style:text-properties fo:color="#000000" style:font-name="Segoe UI"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11" style:family="text">
      <style:text-properties fo:color="#000000"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12"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Segoe UI Semibold" fo:font-size="20pt" fo:font-style="normal" fo:text-shadow="1pt 1pt"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Segoe UI Semibold"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c0000" style:text-outline="false" style:text-line-through-style="none" style:text-line-through-type="none" style:text-position="super 58%" style:font-name="Arial1" fo:font-size="36pt" fo:font-style="normal" fo:text-shadow="none" style:text-underline-style="none" fo:font-weight="normal" style:letter-kerning="true" style:font-name-asian="Arial3"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3"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text-position="super 58%" style:font-name="Segoe UI" fo:font-size="36pt" fo:font-style="normal" fo:text-shadow="none" style:text-underline-style="none" fo:font-weight="normal" style:letter-kerning="true" style:font-name-asian="Arial3"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c0000" style:text-outline="false" style:text-line-through-style="none" style:text-line-through-type="none" style:text-position="super 58%" style:font-name="Arial3" fo:font-size="36pt" fo:font-style="italic" fo:text-shadow="none" style:text-underline-style="none" fo:font-weight="normal" style:letter-kerning="true" style:font-name-asian="Arial3" style:font-size-asian="36pt"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83caff" style:text-outline="false" style:text-line-through-style="none" style:text-line-through-type="none" style:text-position="super 58%" style:font-name="Segoe UI" fo:font-size="36pt" fo:font-style="italic" fo:text-shadow="1pt 1pt" style:text-underline-style="none" fo:font-weight="normal" style:letter-kerning="true" style:font-name-asian="Arial3" style:font-size-asian="36pt"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fo:font-size="36pt" fo:font-style="italic" fo:text-shadow="none" style:text-underline-style="none" fo:font-weight="bold" style:letter-kerning="true" style:font-name-asian="Microsoft YaHei" style:font-size-asian="36pt" style:font-style-asian="italic" style:font-weight-asian="bold" style:font-name-complex="Mangal1" style:font-size-complex="36pt" style:font-style-complex="italic"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Semibold" fo:font-size="28pt" fo:font-style="italic" fo:text-shadow="none" style:text-underline-style="solid" style:text-underline-width="auto" style:text-underline-color="font-color" fo:font-weight="normal" style:letter-kerning="true" style:font-name-asian="Microsoft YaHei" style:font-size-asian="28pt" style:font-style-asian="italic" style:font-weight-asian="normal" style:font-name-complex="Mangal1" style:font-size-complex="28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Microsoft YaHei" style:font-size-asian="32pt" style:font-style-asian="normal" style:font-weight-asian="bold" style:font-name-complex="Mangal1"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3d73"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3d73" style:text-outline="false" style:text-line-through-style="none" style:text-line-through-type="none" style:font-name="Segoe UI Semibold" fo:font-size="31pt" fo:font-style="italic" fo:text-shadow="none" style:text-underline-style="none" fo:font-weight="normal" style:letter-kerning="true" style:font-name-asian="Microsoft YaHei" style:font-size-asian="31pt" style:font-style-asian="italic" style:font-weight-asian="normal" style:font-name-complex="Mangal1" style:font-size-complex="31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ffffff" style:text-outline="false" style:text-line-through-style="none" style:text-line-through-type="none" style:font-name="Segoe UI3" fo:font-size="32pt" fo:font-style="italic" fo:text-shadow="1pt 1pt"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3" fo:font-size="36pt" fo:font-style="italic" fo:text-shadow="none" style:text-underline-style="none" fo:font-weight="bold" style:letter-kerning="true" style:font-name-asian="Microsoft YaHei" style:font-size-asian="36pt" style:font-style-asian="italic" style:font-weight-asian="bold" style:font-name-complex="Mangal1" style:font-size-complex="36pt"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3" fo:font-size="36pt" fo:font-style="italic" fo:text-shadow="none" style:text-underline-style="none" fo:font-weight="bold" style:letter-kerning="true" style:font-name-asian="Microsoft YaHei" style:font-size-asian="32pt" style:font-style-asian="italic" style:font-weight-asian="bold" style:font-name-complex="Mangal1"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ffffff" style:text-outline="false" style:text-line-through-style="none" style:text-line-through-type="none" style:font-name="Segoe UI3" fo:font-size="36pt" fo:font-style="italic" fo:text-shadow="1pt 1pt" style:text-underline-style="none" fo:font-weight="normal" style:letter-kerning="true" style:font-name-asian="Microsoft YaHei" style:font-size-asian="36pt" style:font-style-asian="italic" style:font-weight-asian="normal" style:font-name-complex="Mangal1" style:font-size-complex="36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3"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1" style:font-size-complex="28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Segoe UI" fo:font-size="18pt" fo:font-style="normal" fo:text-shadow="1pt 1pt" style:text-underline-style="none" fo:font-weight="bold" style:letter-kerning="true"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Microsoft YaHei" style:font-size-asian="20pt" style:font-style-asian="normal" style:font-weight-asian="bold" style:font-name-complex="Mangal1" style:font-size-complex="20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Microsoft YaHei" style:font-size-asian="28pt" style:font-style-asian="normal" style:font-weight-asian="normal" style:font-name-complex="Mangal1"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super 58%" style:font-name="Segoe UI3"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10pt" fo:font-style="italic" fo:text-shadow="none" style:text-underline-style="none" fo:font-weight="normal" style:letter-kerning="true" style:font-name-asian="Microsoft YaHei"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Microsoft YaHei"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28pt" fo:font-style="italic" fo:text-shadow="none" style:text-underline-style="solid" style:text-underline-width="auto" style:text-underline-color="font-color" fo:font-weight="normal" style:letter-kerning="true" style:font-name-asian="Microsoft YaHei"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Microsoft YaHei"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Microsoft YaHei"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Segoe UI" fo:font-size="32pt" fo:font-style="italic" fo:text-shadow="none" style:text-underline-style="none" fo:font-weight="bold" style:letter-kerning="true" style:font-name-asian="Microsoft YaHei"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 Semibold" fo:font-size="36pt" fo:font-style="italic" fo:text-shadow="none" style:text-underline-style="none" fo:font-weight="normal" style:letter-kerning="true" style:font-name-asian="Microsoft YaHei" style:font-size-asian="36pt" style:font-style-asian="italic" style:font-weight-asian="normal" style:font-size-complex="36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Segoe UI" fo:font-size="36pt" fo:font-style="italic" fo:text-shadow="none" style:text-underline-style="none" fo:font-weight="bold" style:letter-kerning="true" style:font-name-asian="Microsoft YaHei" style:font-size-asian="36pt" style:font-style-asian="italic" style:font-weight-asian="bold" style:font-size-complex="36pt" style:font-style-complex="italic"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Segoe UI2" style:font-size-asian="32pt"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Segoe UI2" style:font-size-asian="36pt"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63" style:family="text">
      <style:text-properties fo:font-variant="normal" fo:text-transform="none" fo:color="#ffffff" style:text-outline="false" style:text-line-through-style="none" style:text-line-through-type="none" style:font-name="Segoe UI"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Segoe UI Semibold"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Segoe UI" fo:font-size="50pt" fo:font-style="normal" fo:text-shadow="none" style:text-underline-style="none" fo:font-weight="bold" style:letter-kerning="true" style:font-name-asian="Microsoft YaHei" style:font-size-asian="50pt" style:font-style-asian="normal" style:font-weight-asian="bold" style:font-name-complex="Mangal1" style:font-size-complex="50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Segoe UI" fo:font-size="50pt" fo:font-style="normal" fo:text-shadow="none" style:text-underline-style="solid" style:text-underline-width="auto" style:text-underline-color="font-color" fo:font-weight="bold" style:letter-kerning="true" style:font-name-asian="Microsoft YaHei" style:font-size-asian="50pt" style:font-style-asian="normal" style:font-weight-asian="bold" style:font-name-complex="Mangal1" style:font-size-complex="50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Arial5" style:font-size-complex="3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Arial5" style:font-size-complex="36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outline="false" style:text-line-through-style="none" style:text-line-through-type="none" style:font-name="Segoe UI" fo:font-size="20pt" fo:font-style="normal" fo:text-shadow="1pt 1pt" style:text-underline-style="none" fo:font-weight="normal" style:letter-kerning="true" style:font-name-asian="Microsoft YaHei" style:font-size-asian="20pt" style:font-style-asian="normal" style:font-weight-asian="normal" style:font-name-complex="Arial5" style:font-size-complex="20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Arial5" style:font-size-complex="3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Arial5" style:font-size-complex="20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Microsoft YaHei" style:font-size-asian="28pt" style:font-style-asian="normal" style:font-weight-asian="normal" style:font-name-complex="Arial5" style:font-size-complex="2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Microsoft YaHei" style:font-size-asian="36pt" style:font-style-asian="normal" style:font-weight-asian="bold" style:font-name-complex="Arial5" style:font-size-complex="36pt" style:font-style-complex="normal" style:font-weight-complex="bold" style:text-emphasize="none" style:font-relief="none" style:text-overline-style="none" style:text-overline-color="font-color"/>
    </style:style>
    <style:style style:name="T75" style:family="text">
      <style:text-properties fo:font-variant="normal" fo:text-transform="none" fo:color="#cc0000" style:text-outline="false" style:text-line-through-style="none" style:text-line-through-type="none" style:text-position="super 58%" style:font-name="Arial1"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text-position="super 58%" style:font-name="Segoe UI"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Microsoft YaHei" style:font-size-asian="32pt" style:font-style-asian="normal" style:font-weight-asian="bold" style:font-name-complex="Arial5"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bold" style:letter-kerning="true" style:font-name-asian="Microsoft YaHei" style:font-size-asian="28pt" style:font-style-asian="normal" style:font-weight-asian="bold" style:font-name-complex="Arial5" style:font-size-complex="28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Arial5" style:font-size-complex="28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5" style:font-size-complex="32pt" style:font-style-complex="italic"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Segoe UI Semibold" fo:font-size="36pt" fo:font-style="normal" fo:text-shadow="none" style:text-underline-style="none" fo:font-weight="bold" style:letter-kerning="true" style:font-name-asian="Microsoft YaHei" style:font-size-asian="36pt" style:font-style-asian="normal" style:font-weight-asian="bold" style:font-name-complex="Arial5" style:font-size-complex="36pt" style:font-style-complex="normal" style:font-weight-complex="bold" style:text-emphasize="none" style:font-relief="none" style:text-overline-style="none" style:text-overline-color="font-color"/>
    </style:style>
    <style:style style:name="T82" style:family="text">
      <style:text-properties fo:font-variant="normal" fo:text-transform="none" fo:color="#cc0000" style:text-outline="false" style:text-line-through-style="none" style:text-line-through-type="none" style:text-position="super 58%" style:font-name="Segoe UI"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text-position="0% 100%" style:font-name="Segoe UI"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83caff" style:text-outline="false" style:text-line-through-style="none" style:text-line-through-type="none" style:font-name="Segoe UI Semibold" fo:font-size="28pt" fo:font-style="normal" fo:text-shadow="1pt 1pt" style:text-underline-style="none" fo:font-weight="bold" style:letter-kerning="true" style:font-name-asian="Microsoft YaHei" style:font-size-asian="28pt" style:font-style-asian="normal" style:font-weight-asian="bold" style:font-name-complex="Arial5" style:font-size-complex="28pt" style:font-style-complex="normal" style:font-weight-complex="bold" style:text-emphasize="none" style:font-relief="none" style:text-overline-style="none" style:text-overline-color="font-color"/>
    </style:style>
    <style:style style:name="T85" style:family="text">
      <style:text-properties fo:font-variant="normal" fo:text-transform="none" fo:color="#cc0000" style:text-outline="false" style:text-line-through-style="none" style:text-line-through-type="none" style:text-position="super 58%" style:font-name="Segoe UI Semibold"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text-position="super 58%" style:font-name="Segoe UI Semibold" fo:font-size="36pt" fo:font-style="normal" fo:text-shadow="none" style:text-underline-style="none" fo:font-weight="bold" style:letter-kerning="true" style:font-name-asian="Arial3"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e181e" style:text-outline="false" style:text-line-through-style="none" style:text-line-through-type="none" style:font-name="Arial1" fo:font-size="32pt" fo:font-style="italic" fo:text-shadow="none" style:text-underline-style="none" fo:font-weight="bold" style:letter-kerning="true" style:font-name-asian="Microsoft YaHei" style:font-size-asian="32pt" style:font-style-asian="italic" style:font-weight-asian="bold" style:font-name-complex="Arial5" style:font-size-complex="32pt" style:font-style-complex="italic"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Semibold" fo:font-size="20pt" fo:font-style="normal" fo:text-shadow="none" style:text-underline-style="solid" style:text-underline-width="auto" style:text-underline-color="font-color" fo:font-weight="bold" style:letter-kerning="true" style:font-name-asian="Microsoft YaHei" style:font-size-asian="20pt" style:font-style-asian="normal" style:font-weight-asian="bold" style:font-name-complex="Arial5" style:font-size-complex="20pt" style:font-style-complex="normal" style:font-weight-complex="bold"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Times New Roman2" style:font-size-asian="20pt" style:language-asian="ar" style:country-asian="SA" style:font-style-asian="normal" style:font-weight-asian="bold" style:font-name-complex="Arial5" style:font-size-complex="20pt" style:font-style-complex="normal" style:font-weight-complex="bold"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 Semibold" fo:font-size="20pt" fo:font-style="italic" fo:text-shadow="none" style:text-underline-style="none" fo:font-weight="bold" style:letter-kerning="true" style:font-name-asian="Times New Roman2" style:font-size-asian="20pt" style:language-asian="ar" style:country-asian="SA" style:font-style-asian="italic" style:font-weight-asian="bold" style:font-name-complex="Arial5" style:font-size-complex="20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5" draw:layer="layout" svg:width="25.146cm" svg:height="1.56cm" svg:x="1.524cm" svg:y="4.282cm">
          <draw:text-box>
            <text:p text:style-name="P4"><text:span text:style-name="T2">Saturday, March 16, 2019 – 6:30 p.m.</text:span></text:p>
          </draw:text-box>
        </draw:frame>
        <presentation:notes draw:style-name="dp2">
          <office:forms form:automatic-focus="false" form:apply-design-mode="false"/>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5" draw:layer="layout" svg:width="25.146cm" svg:height="11.018cm" svg:x="1.524cm" svg:y="0.513cm">
          <draw:text-box>
            <text:p text:style-name="P4"><text:span text:style-name="T3"/></text:p>
            <text:p text:style-name="P4"><text:span text:style-name="T4">We are happy to have you here </text:span></text:p>
            <text:p text:style-name="P4"><text:span text:style-name="T4">to worship with us for this</text:span></text:p>
            <text:p text:style-name="P4"><text:span text:style-name="T3"/></text:p>
            <text:p text:style-name="P4"><text:span text:style-name="T5">VESPER <text:s/>SERVICE!</text:span></text:p>
            <text:p text:style-name="P4"><text:span text:style-name="T6"/></text:p>
            <text:p text:style-name="P4"><text:span text:style-name="T7">The order of service can be found</text:span></text:p>
            <text:p text:style-name="P4"><text:span text:style-name="T7">on page 229 in the hymnal</text:span></text:p>
            <text:p text:style-name="P4"><text:span text:style-name="T7">or, you can follow the service on these screens.</text:span></text:p>
            <text:p text:style-name="P4"><text:span text:style-name="T4"/></text:p>
          </draw:text-box>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5" draw:layer="layout" svg:width="25.146cm" svg:height="3.297cm" svg:x="1.524cm" svg:y="0.513cm">
          <draw:text-box>
            <text:p text:style-name="P4"><text:span text:style-name="T8">HYMN #435</text:span></text:p>
            <text:p text:style-name="P4"><text:span text:style-name="T9">“</text:span><text:span text:style-name="T9">Come to Calvary's Holy Mountain” </text:spa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5" draw:layer="layout" svg:width="25.146cm" svg:height="7.011cm" svg:x="1.524cm" svg:y="0.513cm">
          <draw:text-box>
            <text:p text:style-name="P7"><text:span text:style-name="T10">1.</text:span><text:span text:style-name="T10"><text:tab/></text:span><text:span text:style-name="T11">Come to Calv’ry’s holy mountain, </text:span><text:span text:style-name="T11"><text:line-break/></text:span><text:span text:style-name="T11">Sinners, ruined by the fall; </text:span><text:span text:style-name="T11"><text:line-break/></text:span><text:span text:style-name="T11">Here a pure and healing fountain </text:span><text:span text:style-name="T11"><text:line-break/></text:span><text:span text:style-name="T11">Flows for you, for me, for all,</text:span></text:p>
          </draw:text-box>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5" draw:layer="layout" svg:width="25.146cm" svg:height="3.631cm" svg:x="1.524cm" svg:y="0.513cm">
          <draw:text-box>
            <text:p text:style-name="P7"><text:span text:style-name="T11">In a full, perpetual tide, </text:span><text:span text:style-name="T11"><text:line-break/></text:span><text:span text:style-name="T11">Opened when our Savior died.</text:spa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5" draw:layer="layout" svg:width="25.146cm" svg:height="7.011cm" svg:x="1.524cm" svg:y="0.513cm">
          <draw:text-box>
            <text:p text:style-name="P7"><text:span text:style-name="T12">2. </text:span><text:span text:style-name="T13">Come in poverty and meanness, </text:span><text:span text:style-name="T13"><text:line-break/></text:span><text:span text:style-name="T13">Come defiled, without, within; </text:span><text:span text:style-name="T13"><text:line-break/></text:span><text:span text:style-name="T13">From infection and uncleanness, </text:span><text:span text:style-name="T13"><text:line-break/></text:span><text:span text:style-name="T13">From the leprosy of sin,</text:spa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5" draw:layer="layout" svg:width="25.146cm" svg:height="3.631cm" svg:x="1.524cm" svg:y="0.513cm">
          <draw:text-box>
            <text:p text:style-name="P7"><text:span text:style-name="T13">Wash your robes and make them white; </text:span><text:span text:style-name="T13"><text:line-break/></text:span><text:span text:style-name="T13">Ye shall walk with God in light.</text:span></text:p>
          </draw:text-box>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5" draw:layer="layout" svg:width="25.146cm" svg:height="7.011cm" svg:x="1.524cm" svg:y="0.513cm">
          <draw:text-box>
            <text:p text:style-name="P7"><text:span text:style-name="T12">3.</text:span><text:span text:style-name="T13"><text:tab/></text:span><text:span text:style-name="T13">Come in sorrow and contrition, </text:span><text:span text:style-name="T13"><text:line-break/></text:span><text:span text:style-name="T13">Wounded, impotent, and blind; </text:span><text:span text:style-name="T13"><text:line-break/></text:span><text:span text:style-name="T13">Here the guilty, free remission, </text:span><text:span text:style-name="T13"><text:line-break/></text:span><text:span text:style-name="T13">Here the troubled, peace may find.</text:spa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5" draw:layer="layout" svg:width="25.146cm" svg:height="3.631cm" svg:x="1.524cm" svg:y="0.513cm">
          <draw:text-box>
            <text:p text:style-name="P7"><text:span text:style-name="T13">Health this fountain will restore; </text:span><text:span text:style-name="T13"><text:line-break/></text:span><text:span text:style-name="T13">They that drink shall thirst no more.</text:span></text:p>
          </draw:text-box>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5" draw:layer="layout" svg:width="25.146cm" svg:height="7.011cm" svg:x="1.524cm" svg:y="0.513cm">
          <draw:text-box>
            <text:p text:style-name="P8"><text:span text:style-name="T12">4. </text:span><text:span text:style-name="T13">They that drink shall live forever;</text:span></text:p>
            <text:p text:style-name="P8"><text:span text:style-name="T13">’</text:span><text:span text:style-name="T13">Tis a soul-renewing flood.</text:span></text:p>
            <text:p text:style-name="P8"><text:span text:style-name="T13">God is faithful; God will never</text:span></text:p>
            <text:p text:style-name="P7"><text:span text:style-name="T13">Break His covenant of blood,</text:span></text:p>
          </draw:text-box>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5" draw:layer="layout" svg:width="25.146cm" svg:height="10.771cm" svg:x="1.524cm" svg:y="0.513cm">
          <draw:text-box>
            <text:p text:style-name="P8"><text:span text:style-name="T13">Signed when our Redeemer died,</text:span></text:p>
            <text:p text:style-name="P8"><text:span text:style-name="T13">Sealed when He was glorified.</text:span></text:p>
            <text:p text:style-name="P8"><text:span text:style-name="T14"/></text:p>
            <text:p text:style-name="P8"><text:span text:style-name="T14"/></text:p>
            <text:p text:style-name="P8"><text:span text:style-name="T15"/></text:p>
            <text:p text:style-name="P8"><text:span text:style-name="T16"/></text:p>
            <text:p text:style-name="P8"><text:span text:style-name="T16"/></text:p>
            <text:p text:style-name="P8"><text:span text:style-name="T16"/></text:p>
            <text:p text:style-name="P8"><text:span text:style-name="T16"/></text:p>
            <text:p text:style-name="P9"><text:span text:style-name="T16"><text:s text:c="12"/></text:span><text:span text:style-name="T16">Public Domain</text:span></text:p>
          </draw:text-box>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1" draw:layer="layout" svg:width="26.162cm" svg:height="6.637cm" svg:x="1.016cm" svg:y="0.513cm">
          <draw:text-box>
            <text:p text:style-name="P10"><text:span text:style-name="T17">L: <text:s/>O Lord, open my lips,</text:span></text:p>
            <text:p text:style-name="P10"><text:span text:style-name="T18">C:</text:span><text:span text:style-name="T19"> </text:span><text:span text:style-name="T20">♫</text:span><text:span text:style-name="T21"> </text:span><text:span text:style-name="T13">and my mouth will declare Your praise.</text:span></text:p>
            <text:p text:style-name="P10"><text:span text:style-name="T17">L: <text:s/>Make haste, O God to deliver me;</text:span></text:p>
            <text:p text:style-name="P10"><text:span text:style-name="T18">C:</text:span><text:span text:style-name="T19"> </text:span><text:span text:style-name="T20">♫</text:span><text:span text:style-name="T22"> </text:span><text:span text:style-name="T13">Make haste to help me, O Lord.</text:span></text:p>
          </draw:text-box>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1" draw:layer="layout" svg:width="26.162cm" svg:height="7.011cm" svg:x="1.016cm" svg:y="0.513cm">
          <draw:text-box>
            <text:p text:style-name="P12"><text:span text:style-name="T23">♫</text:span><text:span text:style-name="T24"> </text:span><text:span text:style-name="T25">Glory be to the Father and to the Son</text:span></text:p>
            <text:p text:style-name="P12"><text:span text:style-name="T25">and to the Holy Spirit;</text:span></text:p>
            <text:p text:style-name="P12"><text:span text:style-name="T25">as it was in the beginning,</text:span></text:p>
            <text:p text:style-name="P12"><text:span text:style-name="T25">is now, and will be forever. Amen</text:span></text:p>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3" draw:layer="layout" svg:width="26.162cm" svg:height="4.059cm" svg:x="1.016cm" svg:y="0.513cm">
          <draw:text-box>
            <text:p text:style-name="P12"><text:span text:style-name="T23">♫</text:span><text:span text:style-name="T24"> </text:span><text:span text:style-name="T25">Praise to You, O Christ.</text:span></text:p>
            <text:p text:style-name="P12"><text:span text:style-name="T25">Lamb of our salvation.</text:span></text:p>
          </draw:text-box>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3" draw:layer="layout" svg:width="26.162cm" svg:height="3.297cm" svg:x="1.016cm" svg:y="0.513cm">
          <draw:text-box>
            <text:p text:style-name="P12"><text:span text:style-name="T26">PSALMODY</text:span></text:p>
            <text:p text:style-name="P12"><text:span text:style-name="T27">Psalm 4:1–8</text:span></text:p>
          </draw:text-box>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3" draw:layer="layout" svg:width="26.162cm" svg:height="6.45cm" svg:x="1.016cm" svg:y="0.513cm">
          <draw:text-box>
            <text:p text:style-name="P10"><text:span text:style-name="T28">1</text:span><text:span text:style-name="T17">Answer me when I call,</text:span><text:span text:style-name="T29"> O God of</text:span><text:span text:style-name="T17"> </text:span><text:span text:style-name="T29">my righteous-ness! </text:span><text:span text:style-name="T17">You have given me relief when I was in distress.</text:span></text:p>
            <text:p text:style-name="P10"><text:span text:style-name="T30"><text:s text:c="4"/></text:span><text:span text:style-name="T31">Be gracious to me and hear my prayer! </text:span></text:p>
          </draw:text-box>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3" draw:layer="layout" svg:width="26.162cm" svg:height="6.637cm" svg:x="1.016cm" svg:y="0.513cm">
          <draw:text-box>
            <text:p text:style-name="P10"><text:span text:style-name="T28">2</text:span><text:span text:style-name="T17">O men, how long shall my honor be turned into <text:s/></text:span></text:p>
            <text:p text:style-name="P10"><text:span text:style-name="T17"><text:s/></text:span><text:span text:style-name="T17">shame?</text:span></text:p>
            <text:p text:style-name="P14"><text:span text:style-name="T30"><text:s text:c="5"/></text:span><text:span text:style-name="T32">How long will you love vain words </text:span></text:p>
            <text:p text:style-name="P10"><text:span text:style-name="T32"><text:s text:c="4"/></text:span><text:span text:style-name="T32">and seek after lies? </text:span></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3" draw:layer="layout" svg:width="26.162cm" svg:height="4.947cm" svg:x="1.016cm" svg:y="0.513cm">
          <draw:text-box>
            <text:p text:style-name="P10"><text:span text:style-name="T28">3</text:span><text:span text:style-name="T17">But know that the LORD has set apart the godly for himself;</text:span></text:p>
            <text:p text:style-name="P10"><text:span text:style-name="T30"><text:s text:c="5"/></text:span><text:span text:style-name="T25">the LORD hears when I call to him. </text:span></text:p>
          </draw:text-box>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3" draw:layer="layout" svg:width="26.162cm" svg:height="5.134cm" svg:x="1.016cm" svg:y="0.513cm">
          <draw:text-box>
            <text:p text:style-name="P10"><text:span text:style-name="T28">4</text:span><text:span text:style-name="T17">Be angry, and do not sin;</text:span></text:p>
            <text:p text:style-name="P14"><text:span text:style-name="T30"><text:s text:c="5"/></text:span><text:span text:style-name="T25">ponder in your own hearts on your </text:span></text:p>
            <text:p text:style-name="P10"><text:span text:style-name="T25"><text:s text:c="4"/></text:span><text:span text:style-name="T25">beds, and be silent. </text:span></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3" draw:layer="layout" svg:width="26.162cm" svg:height="3.444cm" svg:x="1.016cm" svg:y="0.513cm">
          <draw:text-box>
            <text:p text:style-name="P10"><text:span text:style-name="T28">5</text:span><text:span text:style-name="T17">Offer right sacrifices,</text:span></text:p>
            <text:p text:style-name="P10"><text:span text:style-name="T30"><text:s text:c="4"/></text:span><text:span text:style-name="T31">and put your trust in the LORD.</text:span></text:p>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3" draw:layer="layout" svg:width="26.162cm" svg:height="6.637cm" svg:x="1.016cm" svg:y="0.513cm">
          <draw:text-box>
            <text:p text:style-name="P10"><text:span text:style-name="T28">6</text:span><text:span text:style-name="T17">There are many who say, “Who will show us some good?</text:span></text:p>
            <text:p text:style-name="P14"><text:span text:style-name="T30"><text:s text:c="4"/></text:span><text:span text:style-name="T31">Lift up the light of your face upon </text:span></text:p>
            <text:p text:style-name="P10"><text:span text:style-name="T31"><text:s text:c="4"/></text:span><text:span text:style-name="T31">us, O LORD!”</text:span><text:span text:style-name="T33"> </text:span></text:p>
          </draw:text-box>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3" draw:layer="layout" svg:width="26.162cm" svg:height="5.134cm" svg:x="1.016cm" svg:y="0.513cm">
          <draw:text-box>
            <text:p text:style-name="P10"><text:span text:style-name="T28">7</text:span><text:span text:style-name="T17">You have put more joy in my heart</text:span></text:p>
            <text:p text:style-name="P14"><text:span text:style-name="T30"><text:s text:c="5"/></text:span><text:span text:style-name="T31">than they have when their grain and </text:span></text:p>
            <text:p text:style-name="P10"><text:span text:style-name="T31"><text:s text:c="4"/></text:span><text:span text:style-name="T31">wine abound.</text:span></text:p>
          </draw:text-box>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3" draw:layer="layout" svg:width="26.162cm" svg:height="5.134cm" svg:x="1.016cm" svg:y="0.513cm">
          <draw:text-box>
            <text:p text:style-name="P10"><text:span text:style-name="T28">8</text:span><text:span text:style-name="T17">In peace I will both lie down and sleep;</text:span></text:p>
            <text:p text:style-name="P14"><text:span text:style-name="T30"><text:s text:c="5"/></text:span><text:span text:style-name="T25">for you alone, O LORD, make me dwell </text:span></text:p>
            <text:p text:style-name="P10"><text:span text:style-name="T25"><text:s text:c="4"/></text:span><text:span text:style-name="T25">in safety.</text:span></text:p>
          </draw:text-box>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13" draw:layer="layout" svg:width="26.162cm" svg:height="7.011cm" svg:x="1.016cm" svg:y="0.513cm">
          <draw:text-box>
            <text:p text:style-name="P12"><text:span text:style-name="T34">Glory be to the Father and to the Son</text:span></text:p>
            <text:p text:style-name="P12"><text:span text:style-name="T34">and to the Holy Spirit;</text:span></text:p>
            <text:p text:style-name="P12"><text:span text:style-name="T34">as it was in the beginning, is now,</text:span></text:p>
            <text:p text:style-name="P12"><text:span text:style-name="T34">and will be forever. Amen.</text:span></text:p>
          </draw:text-box>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13" draw:layer="layout" svg:width="26.162cm" svg:height="3.297cm" svg:x="1.016cm" svg:y="0.613cm">
          <draw:text-box>
            <text:p text:style-name="P12"><text:span text:style-name="T35">HYMN #527</text:span></text:p>
            <text:p text:style-name="P12"><text:span text:style-name="T27">“</text:span><text:span text:style-name="T27">O Savior, Precious Savior” </text:span></text:p>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13" draw:layer="layout" svg:width="26.162cm" svg:height="7.011cm" svg:x="1.016cm" svg:y="0.513cm">
          <draw:text-box>
            <text:p text:style-name="P12"><text:span text:style-name="T12">1. </text:span><text:span text:style-name="T13">O Savior, precious Savior,</text:span></text:p>
            <text:p text:style-name="P12"><text:span text:style-name="T13">Whom yet unseen we love;</text:span></text:p>
            <text:p text:style-name="P12"><text:span text:style-name="T13">O name of might and favor,</text:span></text:p>
            <text:p text:style-name="P12"><text:span text:style-name="T13">All other names above,</text:span></text:p>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13" draw:layer="layout" svg:width="26.162cm" svg:height="7.011cm" svg:x="1.016cm" svg:y="0.513cm">
          <draw:text-box>
            <text:p text:style-name="P12"><text:span text:style-name="T13">We worship Thee, we bless Thee,</text:span></text:p>
            <text:p text:style-name="P12"><text:span text:style-name="T13">To Thee, O Christ, we sing;</text:span></text:p>
            <text:p text:style-name="P12"><text:span text:style-name="T13">We praise Thee and confess Thee,</text:span></text:p>
            <text:p text:style-name="P12"><text:span text:style-name="T13">Our holy Lord and King.</text:span></text:p>
          </draw:text-box>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13" draw:layer="layout" svg:width="26.162cm" svg:height="7.011cm" svg:x="1.016cm" svg:y="0.513cm">
          <draw:text-box>
            <text:p text:style-name="P12"><text:span text:style-name="T12">2. </text:span><text:span text:style-name="T13">O bringer of salvation,</text:span></text:p>
            <text:p text:style-name="P12"><text:span text:style-name="T13">Who wondrously hast wrought</text:span></text:p>
            <text:p text:style-name="P12"><text:span text:style-name="T13">Thyself the revelation</text:span></text:p>
            <text:p text:style-name="P12"><text:span text:style-name="T13">Of love beyond our thought,</text:span></text:p>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13" draw:layer="layout" svg:width="26.162cm" svg:height="7.011cm" svg:x="1.016cm" svg:y="0.513cm">
          <draw:text-box>
            <text:p text:style-name="P12"><text:span text:style-name="T13">We worship Thee, we bless Thee,</text:span></text:p>
            <text:p text:style-name="P12"><text:span text:style-name="T13">To Thee, O Christ, we sing;</text:span></text:p>
            <text:p text:style-name="P12"><text:span text:style-name="T13">We praise Thee and confess Thee,</text:span></text:p>
            <text:p text:style-name="P12"><text:span text:style-name="T13">Our gracious Lord and King.</text:span></text:p>
          </draw:text-box>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13" draw:layer="layout" svg:width="26.162cm" svg:height="7.011cm" svg:x="1.016cm" svg:y="0.513cm">
          <draw:text-box>
            <text:p text:style-name="P12"><text:span text:style-name="T12">3. </text:span><text:span text:style-name="T13">In Thee all fullness dwelleth,</text:span></text:p>
            <text:p text:style-name="P12"><text:span text:style-name="T13">All grace and pow'r devine;</text:span></text:p>
            <text:p text:style-name="P12"><text:span text:style-name="T13">The glory that excelleth,</text:span></text:p>
            <text:p text:style-name="P12"><text:span text:style-name="T13">O Son of God is Thine.</text:span></text:p>
          </draw:text-box>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13" draw:layer="layout" svg:width="26.162cm" svg:height="10.492cm" svg:x="1.016cm" svg:y="0.513cm">
          <draw:text-box>
            <text:p text:style-name="P12"><text:span text:style-name="T13">We worship Thee, we bless Thee,</text:span></text:p>
            <text:p text:style-name="P12"><text:span text:style-name="T13">To Thee, O Christ, we sing;</text:span></text:p>
            <text:p text:style-name="P12"><text:span text:style-name="T13">We praise Thee and confess Thee,</text:span></text:p>
            <text:p text:style-name="P12"><text:span text:style-name="T13">Our glorious Lord and King.</text:span></text:p>
            <text:p text:style-name="P12"><text:span text:style-name="T36"/></text:p>
            <text:p text:style-name="P12"><text:span text:style-name="T36"/></text:p>
            <text:p text:style-name="P12"><text:span text:style-name="T36"/></text:p>
            <text:p text:style-name="P10"><text:span text:style-name="T36"><text:s text:c="6"/></text:span><text:span text:style-name="T37"><text:s text:c="6"/></text:span><text:span text:style-name="T37">Public Domain</text:span></text:p>
          </draw:text-box>
        </draw:frame>
        <presentation:notes draw:style-name="dp2">
          <office:forms form:automatic-focus="false" form:apply-design-mode="false"/>
          <draw:page-thumbnail draw:style-name="gr4"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13" draw:layer="layout" svg:width="26.162cm" svg:height="3.297cm" svg:x="1.016cm" svg:y="0.513cm">
          <draw:text-box>
            <text:p text:style-name="P12"><text:span text:style-name="T38">OLD TESTAMENT</text:span></text:p>
            <text:p text:style-name="P12"><text:span text:style-name="T27">Jeremiah 26:8–15</text:span></text:p>
          </draw:text-box>
        </draw:frame>
        <presentation:notes draw:style-name="dp2">
          <office:forms form:automatic-focus="false" form:apply-design-mode="false"/>
          <draw:page-thumbnail draw:style-name="gr4" draw:layer="layout" svg:width="18.624cm" svg:height="10.476cm" svg:x="1.482cm" svg:y="2.123cm" draw:page-number="32" presentation:class="page"/>
          <draw:frame presentation:style-name="pr1" draw:text-style-name="P6"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6" draw:text-style-name="P13" draw:layer="layout" svg:width="26.162cm" svg:height="7.766cm" svg:x="1.016cm" svg:y="0.513cm">
          <draw:text-box>
            <text:p text:style-name="P10"><text:span text:style-name="T39">8</text:span><text:span text:style-name="T40">And when Jeremiah had finished speaking all that the LORD had commanded him to speak to all the people, then the priests and the prophets and all the people laid hold of him, saying, “You shall die!</text:span></text:p>
          </draw:text-box>
        </draw:frame>
        <presentation:notes draw:style-name="dp2">
          <office:forms form:automatic-focus="false" form:apply-design-mode="false"/>
          <draw:page-thumbnail draw:style-name="gr4" draw:layer="layout" svg:width="18.624cm" svg:height="10.476cm" svg:x="1.482cm" svg:y="2.123cm" draw:page-number="33" presentation:class="page"/>
          <draw:frame presentation:style-name="pr1" draw:text-style-name="P6"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7" draw:text-style-name="P13" draw:layer="layout" svg:width="26.162cm" svg:height="4.76cm" svg:x="1.016cm" svg:y="0.513cm">
          <draw:text-box>
            <text:p text:style-name="P10"><text:span text:style-name="T41">9</text:span><text:span text:style-name="T40">Why have you prophesied in the name of the LORD, saying, ‘This house shall be like Shiloh, and this city shall be desolate, without inhabitant’?”</text:span></text:p>
          </draw:text-box>
        </draw:frame>
        <presentation:notes draw:style-name="dp2">
          <office:forms form:automatic-focus="false" form:apply-design-mode="false"/>
          <draw:page-thumbnail draw:style-name="gr4" draw:layer="layout" svg:width="18.624cm" svg:height="10.476cm" svg:x="1.482cm" svg:y="2.123cm" draw:page-number="34" presentation:class="page"/>
          <draw:frame presentation:style-name="pr1" draw:text-style-name="P6"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8" draw:text-style-name="P13" draw:layer="layout" svg:width="26.162cm" svg:height="3.297cm" svg:x="1.016cm" svg:y="0.513cm">
          <draw:text-box>
            <text:p text:style-name="P10"><text:span text:style-name="T40">And all the people gathered around Jeremiah in the house of the LORD. </text:span></text:p>
          </draw:text-box>
        </draw:frame>
        <presentation:notes draw:style-name="dp2">
          <office:forms form:automatic-focus="false" form:apply-design-mode="false"/>
          <draw:page-thumbnail draw:style-name="gr4" draw:layer="layout" svg:width="18.624cm" svg:height="10.476cm" svg:x="1.482cm" svg:y="2.123cm" draw:page-number="35" presentation:class="page"/>
          <draw:frame presentation:style-name="pr1" draw:text-style-name="P6"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9" draw:text-style-name="P13" draw:layer="layout" svg:width="26.162cm" svg:height="6.263cm" svg:x="1.016cm" svg:y="0.513cm">
          <draw:text-box>
            <text:p text:style-name="P10"><text:span text:style-name="T39">10</text:span><text:span text:style-name="T40">When the officials of Judah heard these things, they came up from the king’s house to the house of the LORD and took their seat in the entry of the New Gate of the house of the LORD.</text:span></text:p>
          </draw:text-box>
        </draw:frame>
        <presentation:notes draw:style-name="dp2">
          <office:forms form:automatic-focus="false" form:apply-design-mode="false"/>
          <draw:page-thumbnail draw:style-name="gr4" draw:layer="layout" svg:width="18.624cm" svg:height="10.476cm" svg:x="1.482cm" svg:y="2.123cm" draw:page-number="36" presentation:class="page"/>
          <draw:frame presentation:style-name="pr1" draw:text-style-name="P6"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0" draw:text-style-name="P13" draw:layer="layout" svg:width="26.162cm" svg:height="7.766cm" svg:x="1.016cm" svg:y="0.513cm">
          <draw:text-box>
            <text:p text:style-name="P10"><text:span text:style-name="T42">11</text:span><text:span text:style-name="T43">Then the priests and the prophets said to the officials and to all the people, </text:span><text:span text:style-name="T44">“This man deserves the sentence of death, because he has prophesied against this city, as you have heard with your own ears.”</text:span></text:p>
          </draw:text-box>
        </draw:frame>
        <presentation:notes draw:style-name="dp2">
          <office:forms form:automatic-focus="false" form:apply-design-mode="false"/>
          <draw:page-thumbnail draw:style-name="gr4" draw:layer="layout" svg:width="18.624cm" svg:height="10.476cm" svg:x="1.482cm" svg:y="2.123cm" draw:page-number="37" presentation:class="page"/>
          <draw:frame presentation:style-name="pr1" draw:text-style-name="P6"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1" draw:text-style-name="P13" draw:layer="layout" svg:width="26.162cm" svg:height="6.263cm" svg:x="1.016cm" svg:y="0.513cm">
          <draw:text-box>
            <text:p text:style-name="P10"><text:span text:style-name="T45">12</text:span><text:span text:style-name="T46">Then Jeremiah spoke to all the officials and all the people, saying, </text:span><text:span text:style-name="T47">“The LORD sent me to prophesy against this house and this city all the words you have heard.</text:span></text:p>
          </draw:text-box>
        </draw:frame>
        <presentation:notes draw:style-name="dp2">
          <office:forms form:automatic-focus="false" form:apply-design-mode="false"/>
          <draw:page-thumbnail draw:style-name="gr4" draw:layer="layout" svg:width="18.624cm" svg:height="10.476cm" svg:x="1.482cm" svg:y="2.123cm" draw:page-number="38" presentation:class="page"/>
          <draw:frame presentation:style-name="pr1" draw:text-style-name="P6"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2" draw:text-style-name="P13" draw:layer="layout" svg:width="26.162cm" svg:height="6.263cm" svg:x="1.016cm" svg:y="0.513cm">
          <draw:text-box>
            <text:p text:style-name="P10"><text:span text:style-name="T48">13</text:span><text:span text:style-name="T47">Now therefore mend your ways and your deeds, and obey the voice of the LORD your God, and the LORD will relent of the disaster that he has pronounced against you. </text:span></text:p>
          </draw:text-box>
        </draw:frame>
        <presentation:notes draw:style-name="dp2">
          <office:forms form:automatic-focus="false" form:apply-design-mode="false"/>
          <draw:page-thumbnail draw:style-name="gr4" draw:layer="layout" svg:width="18.624cm" svg:height="10.476cm" svg:x="1.482cm" svg:y="2.123cm" draw:page-number="39" presentation:class="page"/>
          <draw:frame presentation:style-name="pr1" draw:text-style-name="P6"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3" draw:text-style-name="P13" draw:layer="layout" svg:width="26.162cm" svg:height="3.297cm" svg:x="1.016cm" svg:y="0.513cm">
          <draw:text-box>
            <text:p text:style-name="P10"><text:span text:style-name="T48">14</text:span><text:span text:style-name="T47">But as for me, behold, I am in your hands. Do with me as seems good and right to you.</text:span></text:p>
          </draw:text-box>
        </draw:frame>
        <presentation:notes draw:style-name="dp2">
          <office:forms form:automatic-focus="false" form:apply-design-mode="false"/>
          <draw:page-thumbnail draw:style-name="gr4" draw:layer="layout" svg:width="18.624cm" svg:height="10.476cm" svg:x="1.482cm" svg:y="2.123cm" draw:page-number="40" presentation:class="page"/>
          <draw:frame presentation:style-name="pr1" draw:text-style-name="P6"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4" draw:text-style-name="P13" draw:layer="layout" svg:width="26.162cm" svg:height="4.76cm" svg:x="1.016cm" svg:y="0.513cm">
          <draw:text-box>
            <text:p text:style-name="P10"><text:span text:style-name="T48">15</text:span><text:span text:style-name="T47">Only know for certain that if you put me to death, you will bring innocent blood upon your-selves and upon this city and its inhabitants,</text:span></text:p>
          </draw:text-box>
        </draw:frame>
        <presentation:notes draw:style-name="dp2">
          <office:forms form:automatic-focus="false" form:apply-design-mode="false"/>
          <draw:page-thumbnail draw:style-name="gr4" draw:layer="layout" svg:width="18.624cm" svg:height="10.476cm" svg:x="1.482cm" svg:y="2.123cm" draw:page-number="41" presentation:class="page"/>
          <draw:frame presentation:style-name="pr1" draw:text-style-name="P6"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5" draw:text-style-name="P13" draw:layer="layout" svg:width="26.162cm" svg:height="3.297cm" svg:x="1.016cm" svg:y="0.513cm">
          <draw:text-box>
            <text:p text:style-name="P10"><text:span text:style-name="T47">for in truth the LORD sent me to you to speak all these words in your ears.”</text:span><text:span text:style-name="T49"> </text:span></text:p>
          </draw:text-box>
        </draw:frame>
        <presentation:notes draw:style-name="dp2">
          <office:forms form:automatic-focus="false" form:apply-design-mode="false"/>
          <draw:page-thumbnail draw:style-name="gr4" draw:layer="layout" svg:width="18.624cm" svg:height="10.476cm" svg:x="1.482cm" svg:y="2.123cm" draw:page-number="42" presentation:class="page"/>
          <draw:frame presentation:style-name="pr1" draw:text-style-name="P6"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6" draw:text-style-name="P13" draw:layer="layout" svg:width="26.162cm" svg:height="3.444cm" svg:x="1.016cm" svg:y="0.513cm">
          <draw:text-box>
            <text:p text:style-name="P10"><text:span text:style-name="T50">L: O Lord, have mercy on us.</text:span></text:p>
            <text:p text:style-name="P10"><text:span text:style-name="T51">C: </text:span><text:span text:style-name="T52">Thanks be to God.</text:span></text:p>
          </draw:text-box>
        </draw:frame>
        <presentation:notes draw:style-name="dp2">
          <office:forms form:automatic-focus="false" form:apply-design-mode="false"/>
          <draw:page-thumbnail draw:style-name="gr4" draw:layer="layout" svg:width="18.624cm" svg:height="10.476cm" svg:x="1.482cm" svg:y="2.123cm" draw:page-number="43" presentation:class="page"/>
          <draw:frame presentation:style-name="pr1" draw:text-style-name="P6"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7" draw:text-style-name="P13" draw:layer="layout" svg:width="26.162cm" svg:height="3.297cm" svg:x="1.016cm" svg:y="0.513cm">
          <draw:text-box>
            <text:p text:style-name="P12"><text:span text:style-name="T53">EPISTLE</text:span></text:p>
            <text:p text:style-name="P12"><text:span text:style-name="T54">Philippians 3:17—4:1 </text:span></text:p>
          </draw:text-box>
        </draw:frame>
        <presentation:notes draw:style-name="dp2">
          <office:forms form:automatic-focus="false" form:apply-design-mode="false"/>
          <draw:page-thumbnail draw:style-name="gr4" draw:layer="layout" svg:width="18.624cm" svg:height="10.476cm" svg:x="1.482cm" svg:y="2.123cm" draw:page-number="44" presentation:class="page"/>
          <draw:frame presentation:style-name="pr1" draw:text-style-name="P6"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8" draw:text-style-name="P13" draw:layer="layout" svg:width="26.162cm" svg:height="4.76cm" svg:x="1.016cm" svg:y="0.513cm">
          <draw:text-box>
            <text:p text:style-name="P10"><text:span text:style-name="T48">17</text:span><text:span text:style-name="T47">Brothers, join in imitating me, and keep your eyes on those who walk according to the example you have in us.</text:span></text:p>
          </draw:text-box>
        </draw:frame>
        <presentation:notes draw:style-name="dp2">
          <office:forms form:automatic-focus="false" form:apply-design-mode="false"/>
          <draw:page-thumbnail draw:style-name="gr4" draw:layer="layout" svg:width="18.624cm" svg:height="10.476cm" svg:x="1.482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9" draw:text-style-name="P13" draw:layer="layout" svg:width="26.162cm" svg:height="4.76cm" svg:x="1.016cm" svg:y="0.513cm">
          <draw:text-box>
            <text:p text:style-name="P10"><text:span text:style-name="T48">18</text:span><text:span text:style-name="T47">For many, of whom I have often told you and now tell you even with tears, walk as enemies of the cross of Christ. </text:span></text:p>
          </draw:text-box>
        </draw:frame>
        <presentation:notes draw:style-name="dp2">
          <office:forms form:automatic-focus="false" form:apply-design-mode="false"/>
          <draw:page-thumbnail draw:style-name="gr4" draw:layer="layout" svg:width="18.624cm" svg:height="10.476cm" svg:x="1.482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0" draw:text-style-name="P13" draw:layer="layout" svg:width="26.162cm" svg:height="4.76cm" svg:x="1.016cm" svg:y="0.513cm">
          <draw:text-box>
            <text:p text:style-name="P10"><text:span text:style-name="T48">19</text:span><text:span text:style-name="T47">Their end is destruction, their god is their belly, and they glory in their shame, with minds set on earthly things.</text:span></text:p>
          </draw:text-box>
        </draw:frame>
        <presentation:notes draw:style-name="dp2">
          <office:forms form:automatic-focus="false" form:apply-design-mode="false"/>
          <draw:page-thumbnail draw:style-name="gr4" draw:layer="layout" svg:width="18.624cm" svg:height="10.476cm" svg:x="1.482cm" svg:y="2.123cm" draw:page-number="47" presentation:class="page"/>
          <draw:frame presentation:style-name="pr1" draw:text-style-name="P6"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1" draw:text-style-name="P13" draw:layer="layout" svg:width="26.162cm" svg:height="3.297cm" svg:x="1.016cm" svg:y="0.513cm">
          <draw:text-box>
            <text:p text:style-name="P10"><text:span text:style-name="T48">20</text:span><text:span text:style-name="T47">But our citizenship is in heaven, and from it we await a Savior, the Lord Jesus Christ, </text:span></text:p>
          </draw:text-box>
        </draw:frame>
        <presentation:notes draw:style-name="dp2">
          <office:forms form:automatic-focus="false" form:apply-design-mode="false"/>
          <draw:page-thumbnail draw:style-name="gr4" draw:layer="layout" svg:width="18.624cm" svg:height="10.476cm" svg:x="1.482cm" svg:y="2.123cm" draw:page-number="48" presentation:class="page"/>
          <draw:frame presentation:style-name="pr1" draw:text-style-name="P6"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2" draw:text-style-name="P13" draw:layer="layout" svg:width="26.162cm" svg:height="4.76cm" svg:x="1.016cm" svg:y="0.513cm">
          <draw:text-box>
            <text:p text:style-name="P10"><text:span text:style-name="T48">21</text:span><text:span text:style-name="T47">who will transform our lowly body to be like his glorious body, by the power that enables him even to subject all things to himself.</text:span></text:p>
          </draw:text-box>
        </draw:frame>
        <presentation:notes draw:style-name="dp2">
          <office:forms form:automatic-focus="false" form:apply-design-mode="false"/>
          <draw:page-thumbnail draw:style-name="gr4" draw:layer="layout" svg:width="18.624cm" svg:height="10.476cm" svg:x="1.482cm" svg:y="2.123cm" draw:page-number="49" presentation:class="page"/>
          <draw:frame presentation:style-name="pr1" draw:text-style-name="P6"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3" draw:text-style-name="P13" draw:layer="layout" svg:width="26.162cm" svg:height="4.76cm" svg:x="1.016cm" svg:y="0.513cm">
          <draw:text-box>
            <text:p text:style-name="P10"><text:span text:style-name="T48">1</text:span><text:span text:style-name="T47">Therefore, my brothers, whom I love and long for, my joy and crown, stand firm thus in the Lord, my beloved.</text:span></text:p>
          </draw:text-box>
        </draw:frame>
        <presentation:notes draw:style-name="dp2">
          <office:forms form:automatic-focus="false" form:apply-design-mode="false"/>
          <draw:page-thumbnail draw:style-name="gr4" draw:layer="layout" svg:width="18.624cm" svg:height="10.476cm" svg:x="1.482cm" svg:y="2.123cm" draw:page-number="50" presentation:class="page"/>
          <draw:frame presentation:style-name="pr1" draw:text-style-name="P6"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4" draw:text-style-name="P13" draw:layer="layout" svg:width="26.162cm" svg:height="3.444cm" svg:x="1.016cm" svg:y="0.513cm">
          <draw:text-box>
            <text:p text:style-name="P10"><text:span text:style-name="T50">L: O Lord, have mercy on us.</text:span></text:p>
            <text:p text:style-name="P10"><text:span text:style-name="T51">C: </text:span><text:span text:style-name="T52">Thanks be to God.</text:span></text:p>
          </draw:text-box>
        </draw:frame>
        <presentation:notes draw:style-name="dp2">
          <office:forms form:automatic-focus="false" form:apply-design-mode="false"/>
          <draw:page-thumbnail draw:style-name="gr4" draw:layer="layout" svg:width="18.624cm" svg:height="10.476cm" svg:x="1.482cm" svg:y="2.123cm" draw:page-number="51" presentation:class="page"/>
          <draw:frame presentation:style-name="pr1" draw:text-style-name="P6"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5" draw:text-style-name="P13" draw:layer="layout" svg:width="26.162cm" svg:height="3.297cm" svg:x="1.016cm" svg:y="0.513cm">
          <draw:text-box>
            <text:p text:style-name="P12"><text:span text:style-name="T55">HOLY GOSPEL</text:span></text:p>
            <text:p text:style-name="P12"><text:span text:style-name="T54">Luke 13:31–35</text:span></text:p>
          </draw:text-box>
        </draw:frame>
        <presentation:notes draw:style-name="dp2">
          <office:forms form:automatic-focus="false" form:apply-design-mode="false"/>
          <draw:page-thumbnail draw:style-name="gr4" draw:layer="layout" svg:width="18.624cm" svg:height="10.476cm" svg:x="1.482cm" svg:y="2.123cm" draw:page-number="52" presentation:class="page"/>
          <draw:frame presentation:style-name="pr1" draw:text-style-name="P6"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6" draw:text-style-name="P13" draw:layer="layout" svg:width="26.162cm" svg:height="6.263cm" svg:x="1.016cm" svg:y="0.513cm">
          <draw:text-box>
            <text:p text:style-name="P10"><text:span text:style-name="T48">31</text:span><text:span text:style-name="T47">At that very hour some Pharisees came and said to [Jesus], “Get away from here, for Herod wants to kill you.” </text:span></text:p>
            <text:p text:style-name="P10"><text:span text:style-name="T48">32</text:span><text:span text:style-name="T47">And he said to them, “Go and tell that fox, </text:span></text:p>
          </draw:text-box>
        </draw:frame>
        <presentation:notes draw:style-name="dp2">
          <office:forms form:automatic-focus="false" form:apply-design-mode="false"/>
          <draw:page-thumbnail draw:style-name="gr4" draw:layer="layout" svg:width="18.624cm" svg:height="10.476cm" svg:x="1.482cm" svg:y="2.123cm" draw:page-number="53" presentation:class="page"/>
          <draw:frame presentation:style-name="pr1" draw:text-style-name="P6"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7" draw:text-style-name="P13" draw:layer="layout" svg:width="26.162cm" svg:height="4.76cm" svg:x="1.016cm" svg:y="0.513cm">
          <draw:text-box>
            <text:p text:style-name="P10"><text:span text:style-name="T47">‘</text:span><text:span text:style-name="T47">Behold, I cast out demons and perform cures today and tomorrow, and the third day I finish my course.</text:span></text:p>
          </draw:text-box>
        </draw:frame>
        <presentation:notes draw:style-name="dp2">
          <office:forms form:automatic-focus="false" form:apply-design-mode="false"/>
          <draw:page-thumbnail draw:style-name="gr4" draw:layer="layout" svg:width="18.624cm" svg:height="10.476cm" svg:x="1.482cm" svg:y="2.123cm" draw:page-number="54" presentation:class="page"/>
          <draw:frame presentation:style-name="pr1" draw:text-style-name="P6"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8" draw:text-style-name="P13" draw:layer="layout" svg:width="26.162cm" svg:height="6.263cm" svg:x="1.016cm" svg:y="0.513cm">
          <draw:text-box>
            <text:p text:style-name="P10"><text:span text:style-name="T48">33</text:span><text:span text:style-name="T47">Nevertheless, I must go on my way today and tomorrow and the day following, for it cannot be that a prophet should perish away from Jerusalem.’ </text:span></text:p>
          </draw:text-box>
        </draw:frame>
        <presentation:notes draw:style-name="dp2">
          <office:forms form:automatic-focus="false" form:apply-design-mode="false"/>
          <draw:page-thumbnail draw:style-name="gr4" draw:layer="layout" svg:width="18.624cm" svg:height="10.476cm" svg:x="1.482cm" svg:y="2.123cm" draw:page-number="55" presentation:class="page"/>
          <draw:frame presentation:style-name="pr1" draw:text-style-name="P6"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9" draw:text-style-name="P13" draw:layer="layout" svg:width="26.162cm" svg:height="3.297cm" svg:x="1.016cm" svg:y="0.513cm">
          <draw:text-box>
            <text:p text:style-name="P10"><text:span text:style-name="T48">34</text:span><text:span text:style-name="T47">O Jerusalem, Jerusalem, the city that kills the prophets and stones those who are sent to it!</text:span></text:p>
          </draw:text-box>
        </draw:frame>
        <presentation:notes draw:style-name="dp2">
          <office:forms form:automatic-focus="false" form:apply-design-mode="false"/>
          <draw:page-thumbnail draw:style-name="gr4" draw:layer="layout" svg:width="18.624cm" svg:height="10.476cm" svg:x="1.482cm" svg:y="2.123cm" draw:page-number="56" presentation:class="page"/>
          <draw:frame presentation:style-name="pr1" draw:text-style-name="P6"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0" draw:text-style-name="P13" draw:layer="layout" svg:width="26.162cm" svg:height="4.76cm" svg:x="1.016cm" svg:y="0.513cm">
          <draw:text-box>
            <text:p text:style-name="P10"><text:span text:style-name="T47">How often would I have gathered your children together as a hen gathers her brood under her wings, and you would not! </text:span></text:p>
          </draw:text-box>
        </draw:frame>
        <presentation:notes draw:style-name="dp2">
          <office:forms form:automatic-focus="false" form:apply-design-mode="false"/>
          <draw:page-thumbnail draw:style-name="gr4" draw:layer="layout" svg:width="18.624cm" svg:height="10.476cm" svg:x="1.482cm" svg:y="2.123cm" draw:page-number="57" presentation:class="page"/>
          <draw:frame presentation:style-name="pr1" draw:text-style-name="P6"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1" draw:text-style-name="P13" draw:layer="layout" svg:width="26.162cm" svg:height="4.76cm" svg:x="1.016cm" svg:y="0.513cm">
          <draw:text-box>
            <text:p text:style-name="P10"><text:span text:style-name="T48">35</text:span><text:span text:style-name="T47">Behold, your house is forsaken. And I tell you, you will not see me until you say, ‘Blessed is he who comes in the name of the Lord!’”</text:span></text:p>
          </draw:text-box>
        </draw:frame>
        <presentation:notes draw:style-name="dp2">
          <office:forms form:automatic-focus="false" form:apply-design-mode="false"/>
          <draw:page-thumbnail draw:style-name="gr4" draw:layer="layout" svg:width="18.624cm" svg:height="10.476cm" svg:x="1.482cm" svg:y="2.123cm" draw:page-number="58" presentation:class="page"/>
          <draw:frame presentation:style-name="pr1" draw:text-style-name="P6"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2" draw:text-style-name="P13" draw:layer="layout" svg:width="26.162cm" svg:height="3.297cm" svg:x="1.016cm" svg:y="0.513cm">
          <draw:text-box>
            <text:p text:style-name="P10"><text:span text:style-name="T50">L: O Lord, have mercy on us.</text:span></text:p>
            <text:p text:style-name="P10"><text:span text:style-name="T47">C: </text:span><text:span text:style-name="T56">Thanks be to God.</text:span></text:p>
          </draw:text-box>
        </draw:frame>
        <presentation:notes draw:style-name="dp2">
          <office:forms form:automatic-focus="false" form:apply-design-mode="false"/>
          <draw:page-thumbnail draw:style-name="gr4" draw:layer="layout" svg:width="18.624cm" svg:height="10.476cm" svg:x="1.482cm" svg:y="2.123cm" draw:page-number="59" presentation:class="page"/>
          <draw:frame presentation:style-name="pr1" draw:text-style-name="P6"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3" draw:text-style-name="P13" draw:layer="layout" svg:width="26.162cm" svg:height="11.326cm" svg:x="1.103cm" svg:y="0.557cm">
          <draw:text-box>
            <text:p text:style-name="P12"><text:span text:style-name="T55">RESPONSORY</text:span></text:p>
            <text:p text:style-name="P10"><text:span text:style-name="T50">P: Deliver me,O Lord, my God, for You are the </text:span></text:p>
            <text:p text:style-name="P10"><text:span text:style-name="T50"><text:s text:c="4"/></text:span><text:span text:style-name="T50">God of my salvation.</text:span></text:p>
            <text:p text:style-name="P10"><text:span text:style-name="T51">C: </text:span><text:span text:style-name="T52">Rescue me from my enemies, protect </text:span></text:p>
            <text:p text:style-name="P10"><text:span text:style-name="T52"><text:s text:c="4"/></text:span><text:span text:style-name="T52">me from those</text:span></text:p>
            <text:p text:style-name="P10"><text:span text:style-name="T52"><text:s text:c="4"/></text:span><text:span text:style-name="T52">who rise</text:span></text:p>
            <text:p text:style-name="P10"><text:span text:style-name="T52"><text:s text:c="4"/></text:span><text:span text:style-name="T52">against me.</text:span></text:p>
          </draw:text-box>
        </draw:frame>
        <presentation:notes draw:style-name="dp2">
          <office:forms form:automatic-focus="false" form:apply-design-mode="false"/>
          <draw:page-thumbnail draw:style-name="gr4" draw:layer="layout" svg:width="18.624cm" svg:height="10.476cm" svg:x="1.482cm" svg:y="2.123cm" draw:page-number="60" presentation:class="page"/>
          <draw:frame presentation:style-name="pr1" draw:text-style-name="P6"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4" draw:text-style-name="P11" draw:layer="layout" svg:width="26.162cm" svg:height="6.809cm" svg:x="1.103cm" svg:y="0.557cm">
          <draw:text-box>
            <text:p text:style-name="P10"><text:span text:style-name="T50">P: In You, O Lord, do I put my trust, leave me </text:span></text:p>
            <text:p text:style-name="P10"><text:span text:style-name="T50"><text:s text:c="4"/></text:span><text:span text:style-name="T50">not, O Lord, my God.</text:span></text:p>
            <text:p text:style-name="P10"><text:span text:style-name="T51">C: </text:span><text:span text:style-name="T52">Rescue me from my enemies, protect </text:span></text:p>
            <text:p text:style-name="P10"><text:span text:style-name="T52"><text:s text:c="4"/></text:span><text:span text:style-name="T52">me from those who rise against me. </text:span></text:p>
          </draw:text-box>
        </draw:frame>
        <presentation:notes draw:style-name="dp2">
          <office:forms form:automatic-focus="false" form:apply-design-mode="false"/>
          <draw:page-thumbnail draw:style-name="gr4" draw:layer="layout" svg:width="18.624cm" svg:height="10.476cm" svg:x="1.482cm" svg:y="2.123cm" draw:page-number="61" presentation:class="page"/>
          <draw:frame presentation:style-name="pr1" draw:text-style-name="P6"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5" draw:text-style-name="P11" draw:layer="layout" svg:width="26.162cm" svg:height="6.809cm" svg:x="1.103cm" svg:y="0.557cm">
          <draw:text-box>
            <text:p text:style-name="P10"><text:span text:style-name="T50">P: Deliver me, O lord, my God, for You are the </text:span></text:p>
            <text:p text:style-name="P10"><text:span text:style-name="T50"><text:s text:c="4"/></text:span><text:span text:style-name="T50">God of my salvation.</text:span></text:p>
            <text:p text:style-name="P10"><text:span text:style-name="T57">C: </text:span><text:span text:style-name="T58">Rescue me from my enemies, protect me </text:span></text:p>
            <text:p text:style-name="P10"><text:span text:style-name="T58"><text:s text:c="4"/></text:span><text:span text:style-name="T58">from those who rise against me. </text:span></text:p>
          </draw:text-box>
        </draw:frame>
        <presentation:notes draw:style-name="dp2">
          <office:forms form:automatic-focus="false" form:apply-design-mode="false"/>
          <draw:page-thumbnail draw:style-name="gr4" draw:layer="layout" svg:width="18.624cm" svg:height="10.476cm" svg:x="1.482cm" svg:y="2.123cm" draw:page-number="62" presentation:class="page"/>
          <draw:frame presentation:style-name="pr1" draw:text-style-name="P6"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6" draw:text-style-name="P13" draw:layer="layout" svg:width="26.162cm" svg:height="3.063cm" svg:x="1.103cm" svg:y="0.557cm">
          <draw:text-box>
            <text:p text:style-name="P12"><text:span text:style-name="T59">HYMN #708</text:span></text:p>
            <text:p text:style-name="P12"><text:span text:style-name="T60">“</text:span><text:span text:style-name="T60">Lord, Thee I Love with All My Heart”</text:span></text:p>
          </draw:text-box>
        </draw:frame>
        <presentation:notes draw:style-name="dp2">
          <office:forms form:automatic-focus="false" form:apply-design-mode="false"/>
          <draw:page-thumbnail draw:style-name="gr4" draw:layer="layout" svg:width="18.624cm" svg:height="10.476cm" svg:x="1.482cm" svg:y="2.123cm" draw:page-number="63" presentation:class="page"/>
          <draw:frame presentation:style-name="pr1" draw:text-style-name="P6"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7" draw:text-style-name="P13" draw:layer="layout" svg:width="26.162cm" svg:height="7.011cm" svg:x="1.103cm" svg:y="0.557cm">
          <draw:text-box>
            <text:p text:style-name="P12"><text:span text:style-name="T61">1.</text:span><text:span text:style-name="T61"><text:tab/></text:span><text:span text:style-name="T62">Lord, Thee I love with all my heart; </text:span><text:span text:style-name="T62"><text:line-break/></text:span><text:span text:style-name="T62">I pray Thee, ne’er from me depart, </text:span><text:span text:style-name="T62"><text:line-break/></text:span><text:span text:style-name="T62">With tender mercy cheer me.</text:span></text:p>
            <text:p text:style-name="P12"><text:span text:style-name="T62">Earth has no pleasure I would share.</text:span></text:p>
          </draw:text-box>
        </draw:frame>
        <presentation:notes draw:style-name="dp2">
          <office:forms form:automatic-focus="false" form:apply-design-mode="false"/>
          <draw:page-thumbnail draw:style-name="gr4" draw:layer="layout" svg:width="18.624cm" svg:height="10.476cm" svg:x="1.482cm" svg:y="2.123cm" draw:page-number="64" presentation:class="page"/>
          <draw:frame presentation:style-name="pr1" draw:text-style-name="P6"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8" draw:text-style-name="P13" draw:layer="layout" svg:width="26.162cm" svg:height="7.011cm" svg:x="1.103cm" svg:y="0.557cm">
          <draw:text-box>
            <text:p text:style-name="P12"><text:span text:style-name="T62">Yea, heav’n itself were void and bare </text:span><text:span text:style-name="T62"><text:line-break/></text:span><text:span text:style-name="T62">If Thou, Lord, wert not near me. </text:span><text:span text:style-name="T62"><text:line-break/></text:span><text:span text:style-name="T62">And should my heart for sorrow break, </text:span><text:span text:style-name="T62"><text:line-break/></text:span><text:span text:style-name="T62">My trust in Thee can nothing shake.</text:span></text:p>
          </draw:text-box>
        </draw:frame>
        <presentation:notes draw:style-name="dp2">
          <office:forms form:automatic-focus="false" form:apply-design-mode="false"/>
          <draw:page-thumbnail draw:style-name="gr4" draw:layer="layout" svg:width="18.624cm" svg:height="10.476cm" svg:x="1.482cm" svg:y="2.123cm" draw:page-number="65" presentation:class="page"/>
          <draw:frame presentation:style-name="pr1" draw:text-style-name="P6"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9" draw:text-style-name="P13" draw:layer="layout" svg:width="26.162cm" svg:height="8.701cm" svg:x="1.103cm" svg:y="0.557cm">
          <draw:text-box>
            <text:p text:style-name="P12"><text:span text:style-name="T62">Thou art the portion I have sought; </text:span><text:span text:style-name="T62"><text:line-break/></text:span><text:span text:style-name="T62">Thy precious blood my soul has bought.</text:span></text:p>
            <text:p text:style-name="P12"><text:span text:style-name="T62">Lord Jesus Christ, my God and Lord,</text:span></text:p>
            <text:p text:style-name="P12"><text:span text:style-name="T62">my God and Lord, Forsake me not!</text:span></text:p>
            <text:p text:style-name="P12"><text:span text:style-name="T62"><text:s text:c="7"/></text:span><text:span text:style-name="T62">I trust Thy Word. <text:s text:c="28"/></text:span><text:span text:style-name="T63"><text:s text:c="6"/></text:span></text:p>
          </draw:text-box>
        </draw:frame>
        <presentation:notes draw:style-name="dp2">
          <office:forms form:automatic-focus="false" form:apply-design-mode="false"/>
          <draw:page-thumbnail draw:style-name="gr4" draw:layer="layout" svg:width="18.624cm" svg:height="10.476cm" svg:x="1.482cm" svg:y="2.123cm" draw:page-number="66" presentation:class="page"/>
          <draw:frame presentation:style-name="pr1" draw:text-style-name="P6"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0" draw:text-style-name="P13" draw:layer="layout" svg:width="26.162cm" svg:height="7.011cm" svg:x="1.103cm" svg:y="0.557cm">
          <draw:text-box>
            <text:p text:style-name="P12"><text:span text:style-name="T12">2. </text:span><text:span text:style-name="T13">Yea, Lord, ’twas Thy rich bounty gave </text:span><text:span text:style-name="T13"><text:line-break/></text:span><text:span text:style-name="T13">My body, soul, and all I have </text:span><text:span text:style-name="T13"><text:line-break/></text:span><text:span text:style-name="T13">In this poor life of labor. </text:span><text:span text:style-name="T13"><text:line-break/></text:span><text:span text:style-name="T13">Lord, grant that I in ev’ry place</text:span></text:p>
          </draw:text-box>
        </draw:frame>
        <presentation:notes draw:style-name="dp2">
          <office:forms form:automatic-focus="false" form:apply-design-mode="false"/>
          <draw:page-thumbnail draw:style-name="gr4" draw:layer="layout" svg:width="18.624cm" svg:height="10.476cm" svg:x="1.482cm" svg:y="2.123cm" draw:page-number="67" presentation:class="page"/>
          <draw:frame presentation:style-name="pr1" draw:text-style-name="P6"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1" draw:text-style-name="P13" draw:layer="layout" svg:width="26.162cm" svg:height="7.011cm" svg:x="1.103cm" svg:y="0.557cm">
          <draw:text-box>
            <text:p text:style-name="P12"><text:span text:style-name="T13">May glorify Thy lavish grace </text:span><text:span text:style-name="T13"><text:line-break/></text:span><text:span text:style-name="T13">And help and serve my neighbor. </text:span><text:span text:style-name="T13"><text:line-break/></text:span><text:span text:style-name="T13">Let no false doctrine me beguile; </text:span><text:span text:style-name="T13"><text:line-break/></text:span><text:span text:style-name="T13">Let Satan not my soul defile.</text:span></text:p>
          </draw:text-box>
        </draw:frame>
        <presentation:notes draw:style-name="dp2">
          <office:forms form:automatic-focus="false" form:apply-design-mode="false"/>
          <draw:page-thumbnail draw:style-name="gr4" draw:layer="layout" svg:width="18.624cm" svg:height="10.476cm" svg:x="1.482cm" svg:y="2.123cm" draw:page-number="68" presentation:class="page"/>
          <draw:frame presentation:style-name="pr1" draw:text-style-name="P6"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2" draw:text-style-name="P13" draw:layer="layout" svg:width="26.162cm" svg:height="8.701cm" svg:x="1.103cm" svg:y="0.557cm">
          <draw:text-box>
            <text:p text:style-name="P12"><text:span text:style-name="T13">Give strength and patience unto me </text:span><text:span text:style-name="T13"><text:line-break/></text:span><text:span text:style-name="T13">To bear my cross and follow Thee. </text:span><text:span text:style-name="T13"><text:line-break/></text:span><text:span text:style-name="T13">Lord Jesus Christ, my God and Lord, </text:span></text:p>
            <text:p text:style-name="P12"><text:span text:style-name="T13">my God and Lord, In death Thy comfort</text:span></text:p>
            <text:p text:style-name="P10"><text:span text:style-name="T13"><text:s text:c="10"/></text:span><text:span text:style-name="T13">still afford. <text:s/></text:span></text:p>
          </draw:text-box>
        </draw:frame>
        <presentation:notes draw:style-name="dp2">
          <office:forms form:automatic-focus="false" form:apply-design-mode="false"/>
          <draw:page-thumbnail draw:style-name="gr4" draw:layer="layout" svg:width="18.624cm" svg:height="10.476cm" svg:x="1.482cm" svg:y="2.123cm" draw:page-number="69" presentation:class="page"/>
          <draw:frame presentation:style-name="pr1" draw:text-style-name="P6"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13" draw:layer="layout" svg:width="26.162cm" svg:height="7.011cm" svg:x="1.103cm" svg:y="0.557cm">
          <draw:text-box>
            <text:p text:style-name="P8"><text:span text:style-name="T12">3. </text:span><text:span text:style-name="T13">Lord, let at last Thine angels come,</text:span></text:p>
            <text:p text:style-name="P8"><text:span text:style-name="T13">To Abr’ham’s bosom bear me home,</text:span></text:p>
            <text:p text:style-name="P8"><text:span text:style-name="T13">That I may die unfearing;</text:span></text:p>
            <text:p text:style-name="P12"><text:span text:style-name="T13">And in its narrow chamber keep</text:span></text:p>
          </draw:text-box>
        </draw:frame>
        <presentation:notes draw:style-name="dp2">
          <office:forms form:automatic-focus="false" form:apply-design-mode="false"/>
          <draw:page-thumbnail draw:style-name="gr4" draw:layer="layout" svg:width="18.624cm" svg:height="10.476cm" svg:x="1.482cm" svg:y="2.123cm" draw:page-number="70" presentation:class="page"/>
          <draw:frame presentation:style-name="pr1" draw:text-style-name="P6"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4" draw:text-style-name="P13" draw:layer="layout" svg:width="26.162cm" svg:height="7.011cm" svg:x="1.103cm" svg:y="0.557cm">
          <draw:text-box>
            <text:p text:style-name="P8"><text:span text:style-name="T13">My body safe in peaceful sleep</text:span></text:p>
            <text:p text:style-name="P8"><text:span text:style-name="T13">Until Thy reappearing.</text:span></text:p>
            <text:p text:style-name="P8"><text:span text:style-name="T13">And then from death awaken me,</text:span></text:p>
            <text:p text:style-name="P8"><text:span text:style-name="T13">That these mine eyes with joy may see,</text:span></text:p>
          </draw:text-box>
        </draw:frame>
        <presentation:notes draw:style-name="dp2">
          <office:forms form:automatic-focus="false" form:apply-design-mode="false"/>
          <draw:page-thumbnail draw:style-name="gr4" draw:layer="layout" svg:width="18.624cm" svg:height="10.476cm" svg:x="1.482cm" svg:y="2.123cm" draw:page-number="71" presentation:class="page"/>
          <draw:frame presentation:style-name="pr1" draw:text-style-name="P6"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5" draw:text-style-name="P13" draw:layer="layout" svg:width="26.162cm" svg:height="12.457cm" svg:x="1.103cm" svg:y="0.557cm">
          <draw:text-box>
            <text:p text:style-name="P8"><text:span text:style-name="T13">O Son of God, Thy glorious face,</text:span></text:p>
            <text:p text:style-name="P8"><text:span text:style-name="T13">My Savior and my fount of grace.</text:span></text:p>
            <text:p text:style-name="P8"><text:span text:style-name="T13">Lord Jesus Christ, my prayer attend,</text:span></text:p>
            <text:p text:style-name="P8"><text:span text:style-name="T13">my prayer attend, And I will praise Thee</text:span></text:p>
            <text:p text:style-name="P8"><text:span text:style-name="T13">without end. <text:s text:c="35"/></text:span></text:p>
            <text:p text:style-name="P10"><text:span text:style-name="T64"><text:line-break/></text:span><text:span text:style-name="T64"> <text:s text:c="6"/></text:span><text:span text:style-name="T16"><text:s/></text:span><text:span text:style-name="T16">Public domain</text:span></text:p>
            <text:p text:style-name="P8"><text:span text:style-name="T14"/></text:p>
          </draw:text-box>
        </draw:frame>
        <presentation:notes draw:style-name="dp2">
          <office:forms form:automatic-focus="false" form:apply-design-mode="false"/>
          <draw:page-thumbnail draw:style-name="gr4" draw:layer="layout" svg:width="18.624cm" svg:height="10.476cm" svg:x="1.482cm" svg:y="2.123cm" draw:page-number="72" presentation:class="page"/>
          <draw:frame presentation:style-name="pr1" draw:text-style-name="P6"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16" draw:layer="layout" svg:width="26.67cm" svg:height="6.163cm" svg:x="0.762cm" svg:y="0.508cm">
          <draw:text-box>
            <text:p text:style-name="P15"><text:span text:style-name="T38">SERMON</text:span></text:p>
            <text:p text:style-name="P15"><text:span text:style-name="T65"/></text:p>
            <text:p text:style-name="P15"><text:span text:style-name="T66">“</text:span><text:span text:style-name="T67">GATHERING THE FORSAKEN</text:span><text:span text:style-name="T66">”</text:span></text:p>
            <text:p text:style-name="P15"><text:span text:style-name="T13">LUKE 13:31-35</text:span></text:p>
          </draw:text-box>
        </draw:frame>
        <presentation:notes draw:style-name="dp2">
          <office:forms form:automatic-focus="false" form:apply-design-mode="false"/>
          <draw:page-thumbnail draw:style-name="gr4" draw:layer="layout" svg:width="18.624cm" svg:height="10.476cm" svg:x="1.482cm" svg:y="2.123cm" draw:page-number="73" presentation:class="page"/>
          <draw:frame presentation:style-name="pr1" draw:text-style-name="P6"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18" draw:layer="layout" svg:width="26.67cm" svg:height="3.556cm" svg:x="0.762cm" svg:y="0.508cm">
          <draw:text-box>
            <text:p text:style-name="P17"><text:span text:style-name="T38">HYMN #748</text:span></text:p>
            <text:p text:style-name="P15"><text:span text:style-name="T27">“</text:span><text:span text:style-name="T27">I'm But a Stranger Here” </text:span></text:p>
          </draw:text-box>
        </draw:frame>
        <presentation:notes draw:style-name="dp2">
          <office:forms form:automatic-focus="false" form:apply-design-mode="false"/>
          <draw:page-thumbnail draw:style-name="gr4" draw:layer="layout" svg:width="18.624cm" svg:height="10.476cm" svg:x="1.482cm" svg:y="2.123cm" draw:page-number="74" presentation:class="page"/>
          <draw:frame presentation:style-name="pr1" draw:text-style-name="P6"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20" draw:layer="layout" svg:width="26.67cm" svg:height="7.011cm" svg:x="0.762cm" svg:y="0.508cm">
          <draw:text-box>
            <text:p text:style-name="P19"><text:span text:style-name="T12">1. </text:span><text:span text:style-name="T13">I’m but a stranger here,</text:span><text:span text:style-name="T13"><text:line-break/></text:span><text:span text:style-name="T13">Heav’n is my home; </text:span><text:span text:style-name="T13"><text:line-break/></text:span><text:span text:style-name="T13">Earth is a desert drear, </text:span><text:span text:style-name="T13"><text:line-break/></text:span><text:span text:style-name="T13">Heav’n is my home.</text:span></text:p>
          </draw:text-box>
        </draw:frame>
        <presentation:notes draw:style-name="dp2">
          <office:forms form:automatic-focus="false" form:apply-design-mode="false"/>
          <draw:page-thumbnail draw:style-name="gr4" draw:layer="layout" svg:width="18.624cm" svg:height="10.476cm" svg:x="1.482cm" svg:y="2.123cm" draw:page-number="75" presentation:class="page"/>
          <draw:frame presentation:style-name="pr1" draw:text-style-name="P6"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20" draw:layer="layout" svg:width="26.67cm" svg:height="7.011cm" svg:x="0.762cm" svg:y="0.508cm">
          <draw:text-box>
            <text:p text:style-name="P19"><text:span text:style-name="T13">Danger and sorrow stand </text:span><text:span text:style-name="T13"><text:line-break/></text:span><text:span text:style-name="T13">Round me on ev’ry hand; </text:span><text:span text:style-name="T13"><text:line-break/></text:span><text:span text:style-name="T13">Heav’n is my fatherland, </text:span><text:span text:style-name="T13"><text:line-break/></text:span><text:span text:style-name="T13">Heav’n is my home.</text:span></text:p>
          </draw:text-box>
        </draw:frame>
        <presentation:notes draw:style-name="dp2">
          <office:forms form:automatic-focus="false" form:apply-design-mode="false"/>
          <draw:page-thumbnail draw:style-name="gr4" draw:layer="layout" svg:width="18.624cm" svg:height="10.476cm" svg:x="1.482cm" svg:y="2.123cm" draw:page-number="76" presentation:class="page"/>
          <draw:frame presentation:style-name="pr1" draw:text-style-name="P6"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20" draw:layer="layout" svg:width="26.67cm" svg:height="7.011cm" svg:x="0.762cm" svg:y="0.508cm">
          <draw:text-box>
            <text:p text:style-name="P21"><text:span text:style-name="T68">2. </text:span><text:span text:style-name="T69">What though the tempest rage,</text:span></text:p>
            <text:p text:style-name="P21"><text:span text:style-name="T69">Heav’n is my home;</text:span><text:span text:style-name="T69"><text:line-break/></text:span><text:span text:style-name="T69">Short is my pilgrimage,</text:span></text:p>
            <text:p text:style-name="P19"><text:span text:style-name="T69">Heav’n is my home;</text:span></text:p>
          </draw:text-box>
        </draw:frame>
        <presentation:notes draw:style-name="dp2">
          <office:forms form:automatic-focus="false" form:apply-design-mode="false"/>
          <draw:page-thumbnail draw:style-name="gr4" draw:layer="layout" svg:width="18.624cm" svg:height="10.476cm" svg:x="1.482cm" svg:y="2.123cm" draw:page-number="77" presentation:class="page"/>
          <draw:frame presentation:style-name="pr1" draw:text-style-name="P6"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23" draw:layer="layout" svg:width="26.67cm" svg:height="7.011cm" svg:x="0.762cm" svg:y="0.508cm">
          <draw:text-box>
            <text:p text:style-name="P22"><text:span text:style-name="T69">And time’s wild wintry blast</text:span><text:span text:style-name="T69"><text:line-break/></text:span><text:span text:style-name="T69">Soon shall be overpast;</text:span><text:span text:style-name="T69"><text:line-break/></text:span><text:span text:style-name="T69">I shall reach home at last,</text:span></text:p>
            <text:p text:style-name="P22"><text:span text:style-name="T69">Heav’n is my home.</text:span></text:p>
          </draw:text-box>
        </draw:frame>
        <presentation:notes draw:style-name="dp2">
          <office:forms form:automatic-focus="false" form:apply-design-mode="false"/>
          <draw:page-thumbnail draw:style-name="gr4" draw:layer="layout" svg:width="18.624cm" svg:height="10.476cm" svg:x="1.482cm" svg:y="2.123cm" draw:page-number="78" presentation:class="page"/>
          <draw:frame presentation:style-name="pr1" draw:text-style-name="P6"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23" draw:layer="layout" svg:width="26.67cm" svg:height="7.011cm" svg:x="0.762cm" svg:y="0.508cm">
          <draw:text-box>
            <text:p text:style-name="P22"><text:span text:style-name="T68">3. </text:span><text:span text:style-name="T69">Therefore I murmur not,</text:span></text:p>
            <text:p text:style-name="P22"><text:span text:style-name="T69">Heav’n is my home;</text:span></text:p>
            <text:p text:style-name="P22"><text:span text:style-name="T69">Whate’er my earthly lot,</text:span></text:p>
            <text:p text:style-name="P22"><text:span text:style-name="T69">Heav’n is my home; </text:span></text:p>
          </draw:text-box>
        </draw:frame>
        <presentation:notes draw:style-name="dp2">
          <office:forms form:automatic-focus="false" form:apply-design-mode="false"/>
          <draw:page-thumbnail draw:style-name="gr4" draw:layer="layout" svg:width="18.624cm" svg:height="10.476cm" svg:x="1.482cm" svg:y="2.123cm" draw:page-number="79" presentation:class="page"/>
          <draw:frame presentation:style-name="pr1" draw:text-style-name="P6"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23" draw:layer="layout" svg:width="26.67cm" svg:height="10.394cm" svg:x="0.762cm" svg:y="0.508cm">
          <draw:text-box>
            <text:p text:style-name="P22"><text:span text:style-name="T69">And I shall surely stand </text:span><text:span text:style-name="T69"><text:line-break/></text:span><text:span text:style-name="T69">There at my Lord’s right hand; </text:span><text:span text:style-name="T69"><text:line-break/></text:span><text:span text:style-name="T69">Heav’n is my fatherland,</text:span></text:p>
            <text:p text:style-name="P24"><text:span text:style-name="T69"><text:s text:c="4"/></text:span><text:span text:style-name="T69">Heav’n is my home.</text:span></text:p>
            <text:p text:style-name="P24"><text:span text:style-name="T70"/></text:p>
            <text:p text:style-name="P24"><text:span text:style-name="T70"/></text:p>
            <text:p text:style-name="P25"><text:span text:style-name="T71"><text:s text:c="11"/></text:span><text:span text:style-name="T72">Public domain</text:span></text:p>
          </draw:text-box>
        </draw:frame>
        <presentation:notes draw:style-name="dp2">
          <office:forms form:automatic-focus="false" form:apply-design-mode="false"/>
          <draw:page-thumbnail draw:style-name="gr4" draw:layer="layout" svg:width="18.624cm" svg:height="10.476cm" svg:x="1.482cm" svg:y="2.123cm" draw:page-number="80" presentation:class="page"/>
          <draw:frame presentation:style-name="pr1" draw:text-style-name="P6"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26" draw:layer="layout" svg:width="26.67cm" svg:height="1.778cm" svg:x="0.762cm" svg:y="0.508cm">
          <draw:text-box>
            <text:p text:style-name="P22"><text:span text:style-name="T73">We worship God with our offerings!</text:span></text:p>
          </draw:text-box>
        </draw:frame>
        <presentation:notes draw:style-name="dp2">
          <office:forms form:automatic-focus="false" form:apply-design-mode="false"/>
          <draw:page-thumbnail draw:style-name="gr4" draw:layer="layout" svg:width="18.624cm" svg:height="10.476cm" svg:x="1.482cm" svg:y="2.123cm" draw:page-number="81" presentation:class="page"/>
          <draw:frame presentation:style-name="pr1" draw:text-style-name="P6"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26" draw:layer="layout" svg:width="26.67cm" svg:height="6.63cm" svg:x="0.762cm" svg:y="0.508cm">
          <draw:text-box>
            <text:p text:style-name="P24"><text:span text:style-name="T73">KYRIE</text:span></text:p>
            <text:p text:style-name="P27"><text:span text:style-name="T74">C:</text:span><text:span text:style-name="T69"> </text:span><text:span text:style-name="T75">♫</text:span><text:span text:style-name="T76"> </text:span><text:span text:style-name="T69">Lord, have mercy;</text:span></text:p>
            <text:p text:style-name="P27"><text:span text:style-name="T69"><text:s text:c="6"/></text:span><text:span text:style-name="T69">Christ, have mercy;</text:span></text:p>
            <text:p text:style-name="P25"><text:span text:style-name="T69"><text:s text:c="6"/></text:span><text:span text:style-name="T69">Lord, have mercy.</text:span></text:p>
          </draw:text-box>
        </draw:frame>
        <presentation:notes draw:style-name="dp2">
          <office:forms form:automatic-focus="false" form:apply-design-mode="false"/>
          <draw:page-thumbnail draw:style-name="gr4" draw:layer="layout" svg:width="18.624cm" svg:height="10.476cm" svg:x="1.482cm" svg:y="2.123cm" draw:page-number="82" presentation:class="page"/>
          <draw:frame presentation:style-name="pr1" draw:text-style-name="P6"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26" draw:layer="layout" svg:width="26.67cm" svg:height="5.134cm" svg:x="0.762cm" svg:y="0.508cm">
          <draw:text-box>
            <text:p text:style-name="P24"><text:span text:style-name="T77">LORD'S PRAYER</text:span></text:p>
            <text:p text:style-name="P24"><text:span text:style-name="T69">Our Father who art in heaven,</text:span></text:p>
            <text:p text:style-name="P24"><text:span text:style-name="T69">hallowed be Thy name,</text:span></text:p>
          </draw:text-box>
        </draw:frame>
        <presentation:notes draw:style-name="dp2">
          <office:forms form:automatic-focus="false" form:apply-design-mode="false"/>
          <draw:page-thumbnail draw:style-name="gr4" draw:layer="layout" svg:width="18.624cm" svg:height="10.476cm" svg:x="1.482cm" svg:y="2.123cm" draw:page-number="83" presentation:class="page"/>
          <draw:frame presentation:style-name="pr1" draw:text-style-name="P6"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26" draw:layer="layout" svg:width="26.67cm" svg:height="5.321cm" svg:x="0.762cm" svg:y="0.508cm">
          <draw:text-box>
            <text:p text:style-name="P24"><text:span text:style-name="T69">Thy kingdom come,</text:span></text:p>
            <text:p text:style-name="P24"><text:span text:style-name="T69">Thy will be done</text:span></text:p>
            <text:p text:style-name="P24"><text:span text:style-name="T69">on earth as it is in heaven;</text:span></text:p>
          </draw:text-box>
        </draw:frame>
        <presentation:notes draw:style-name="dp2">
          <office:forms form:automatic-focus="false" form:apply-design-mode="false"/>
          <draw:page-thumbnail draw:style-name="gr4" draw:layer="layout" svg:width="18.624cm" svg:height="10.476cm" svg:x="1.482cm" svg:y="2.123cm" draw:page-number="84" presentation:class="page"/>
          <draw:frame presentation:style-name="pr1" draw:text-style-name="P6"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26" draw:layer="layout" svg:width="26.67cm" svg:height="7.011cm" svg:x="0.762cm" svg:y="0.508cm">
          <draw:text-box>
            <text:p text:style-name="P24"><text:span text:style-name="T69">give us this day our daily bread;</text:span></text:p>
            <text:p text:style-name="P24"><text:span text:style-name="T69">and forgive us our trespasses</text:span></text:p>
            <text:p text:style-name="P24"><text:span text:style-name="T69">as we forgive those</text:span></text:p>
            <text:p text:style-name="P24"><text:span text:style-name="T69">who trespass against us;</text:span></text:p>
          </draw:text-box>
        </draw:frame>
        <presentation:notes draw:style-name="dp2">
          <office:forms form:automatic-focus="false" form:apply-design-mode="false"/>
          <draw:page-thumbnail draw:style-name="gr4" draw:layer="layout" svg:width="18.624cm" svg:height="10.476cm" svg:x="1.482cm" svg:y="2.123cm" draw:page-number="85" presentation:class="page"/>
          <draw:frame presentation:style-name="pr1" draw:text-style-name="P6"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26" draw:layer="layout" svg:width="26.67cm" svg:height="3.631cm" svg:x="0.762cm" svg:y="0.508cm">
          <draw:text-box>
            <text:p text:style-name="P24"><text:span text:style-name="T69">and lead us not into temptation,</text:span></text:p>
            <text:p text:style-name="P24"><text:span text:style-name="T69">but deliver us from evil.</text:span></text:p>
          </draw:text-box>
        </draw:frame>
        <presentation:notes draw:style-name="dp2">
          <office:forms form:automatic-focus="false" form:apply-design-mode="false"/>
          <draw:page-thumbnail draw:style-name="gr4" draw:layer="layout" svg:width="18.624cm" svg:height="10.476cm" svg:x="1.482cm" svg:y="2.123cm" draw:page-number="86" presentation:class="page"/>
          <draw:frame presentation:style-name="pr1" draw:text-style-name="P6"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0" draw:text-style-name="P26" draw:layer="layout" svg:width="26.67cm" svg:height="5.321cm" svg:x="0.762cm" svg:y="0.508cm">
          <draw:text-box>
            <text:p text:style-name="P24"><text:span text:style-name="T69">For thine is the kingdom</text:span></text:p>
            <text:p text:style-name="P24"><text:span text:style-name="T69">and the power and the glory</text:span></text:p>
            <text:p text:style-name="P24"><text:span text:style-name="T69">forever and ever. Amen</text:span></text:p>
          </draw:text-box>
        </draw:frame>
        <presentation:notes draw:style-name="dp2">
          <office:forms form:automatic-focus="false" form:apply-design-mode="false"/>
          <draw:page-thumbnail draw:style-name="gr4" draw:layer="layout" svg:width="18.624cm" svg:height="10.476cm" svg:x="1.482cm" svg:y="2.123cm" draw:page-number="87" presentation:class="page"/>
          <draw:frame presentation:style-name="pr1" draw:text-style-name="P6"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23" draw:layer="layout" svg:width="25.4cm" svg:height="7.946cm" svg:x="1.524cm" svg:y="0.508cm">
          <draw:text-box>
            <text:p text:style-name="P24"><text:span text:style-name="T78"><text:s text:c="10"/></text:span><text:span text:style-name="T79">COLLECT</text:span></text:p>
            <text:p text:style-name="P27"><text:span text:style-name="T80"><text:s text:c="6"/></text:span><text:span text:style-name="T80">P: O Lord, <text:s text:c="28"/>P: The Lord be </text:span></text:p>
            <text:p text:style-name="P27"><text:span text:style-name="T80"><text:s text:c="10"/></text:span><text:span text:style-name="T80">hear my Prayer. <text:s text:c="18"/>With you.</text:span></text:p>
            <text:p text:style-name="P27"><text:span text:style-name="T74"><text:s text:c="5"/></text:span><text:span text:style-name="T74">C:</text:span><text:span text:style-name="T81"> </text:span><text:span text:style-name="T82">♫ </text:span><text:span text:style-name="T69">And let my cry <text:s text:c="8"/>C: </text:span><text:span text:style-name="T82">♫ </text:span><text:span text:style-name="T83">And with</text:span><text:span text:style-name="T69"> <text:s text:c="3"/></text:span></text:p>
            <text:p text:style-name="P27"><text:span text:style-name="T69"><text:s text:c="9"/></text:span><text:span text:style-name="T69">come to You. <text:s text:c="17"/>You Spirit.</text:span></text:p>
          </draw:text-box>
        </draw:frame>
        <draw:line draw:style-name="gr92" draw:text-style-name="P28" draw:layer="layout" svg:x1="15.494cm" svg:y1="2.286cm" svg:x2="15.494cm" svg:y2="8.128cm">
          <text:p/>
        </draw:line>
        <presentation:notes draw:style-name="dp2">
          <office:forms form:automatic-focus="false" form:apply-design-mode="false"/>
          <draw:page-thumbnail draw:style-name="gr4" draw:layer="layout" svg:width="18.624cm" svg:height="10.476cm" svg:x="1.482cm" svg:y="2.123cm" draw:page-number="88" presentation:class="page"/>
          <draw:frame presentation:style-name="pr1" draw:text-style-name="P6"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23" draw:layer="layout" svg:width="25.4cm" svg:height="2.286cm" svg:x="1.524cm" svg:y="0.508cm">
          <draw:text-box>
            <text:p text:style-name="P24"><text:span text:style-name="T74"><text:s text:c="7"/></text:span><text:span text:style-name="T79">COLLECT OF THE DAY</text:span><text:span text:style-name="T84"> </text:span></text:p>
          </draw:text-box>
        </draw:frame>
        <presentation:notes draw:style-name="dp2">
          <office:forms form:automatic-focus="false" form:apply-design-mode="false"/>
          <draw:page-thumbnail draw:style-name="gr4" draw:layer="layout" svg:width="18.624cm" svg:height="10.476cm" svg:x="1.482cm" svg:y="2.123cm" draw:page-number="89" presentation:class="page"/>
          <draw:frame presentation:style-name="pr1" draw:text-style-name="P6"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4" draw:text-style-name="P23" draw:layer="layout" svg:width="25.4cm" svg:height="6.637cm" svg:x="1.524cm" svg:y="0.508cm">
          <draw:text-box>
            <text:p text:style-name="P24"><text:span text:style-name="T74"><text:s text:c="7"/></text:span><text:span text:style-name="T79">COLLECT FOR PEACE</text:span></text:p>
            <text:p text:style-name="P27"><text:span text:style-name="T80">P: O God, from whom all … </text:span></text:p>
            <text:p text:style-name="P27"><text:span text:style-name="T80"><text:s text:c="39"/>… </text:span><text:span text:style-name="T80">now and forever.</text:span></text:p>
            <text:p text:style-name="P27"><text:span text:style-name="T74">C: </text:span><text:span text:style-name="T85">♫</text:span><text:span text:style-name="T86"> </text:span><text:span text:style-name="T69">Amen.</text:span></text:p>
          </draw:text-box>
        </draw:frame>
        <presentation:notes draw:style-name="dp2">
          <office:forms form:automatic-focus="false" form:apply-design-mode="false"/>
          <draw:page-thumbnail draw:style-name="gr4" draw:layer="layout" svg:width="18.624cm" svg:height="10.476cm" svg:x="1.482cm" svg:y="2.123cm" draw:page-number="90" presentation:class="page"/>
          <draw:frame presentation:style-name="pr1" draw:text-style-name="P6"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23" draw:layer="layout" svg:width="25.4cm" svg:height="5.134cm" svg:x="1.524cm" svg:y="0.508cm">
          <draw:text-box>
            <text:p text:style-name="P24"><text:span text:style-name="T74"><text:s text:c="7"/></text:span><text:span text:style-name="T79">BENEDICAMUS</text:span></text:p>
            <text:p text:style-name="P24"><text:span text:style-name="T80">P: Let us bless the Lord.</text:span></text:p>
            <text:p text:style-name="P24"><text:span text:style-name="T74">C: </text:span><text:span text:style-name="T85">♫</text:span><text:span text:style-name="T86"> </text:span><text:span text:style-name="T69">Thanks be to God.</text:span></text:p>
          </draw:text-box>
        </draw:frame>
        <presentation:notes draw:style-name="dp2">
          <office:forms form:automatic-focus="false" form:apply-design-mode="false"/>
          <draw:page-thumbnail draw:style-name="gr4" draw:layer="layout" svg:width="18.624cm" svg:height="10.476cm" svg:x="1.482cm" svg:y="2.123cm" draw:page-number="91" presentation:class="page"/>
          <draw:frame presentation:style-name="pr1" draw:text-style-name="P6"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6" draw:text-style-name="P23" draw:layer="layout" svg:width="25.4cm" svg:height="7.759cm" svg:x="1.524cm" svg:y="0.508cm">
          <draw:text-box>
            <text:p text:style-name="P24"><text:span text:style-name="T79">BENEDICTION</text:span></text:p>
            <text:p text:style-name="P27"><text:span text:style-name="T87">P: The grace of the Lord </text:span><text:span text:style-name="T88">+</text:span><text:span text:style-name="T87"> Jesus Christ and </text:span></text:p>
            <text:p text:style-name="P27"><text:span text:style-name="T80"><text:s text:c="5"/></text:span><text:span text:style-name="T80">the love of God and the communion of the </text:span></text:p>
            <text:p text:style-name="P27"><text:span text:style-name="T80"><text:s text:c="5"/></text:span><text:span text:style-name="T80">Holy Spirit be with you all.</text:span></text:p>
            <text:p text:style-name="P27"><text:span text:style-name="T74">C: </text:span><text:span text:style-name="T85">♫</text:span><text:span text:style-name="T86"> </text:span><text:span text:style-name="T69">Amen</text:span></text:p>
          </draw:text-box>
        </draw:frame>
        <presentation:notes draw:style-name="dp2">
          <office:forms form:automatic-focus="false" form:apply-design-mode="false"/>
          <draw:page-thumbnail draw:style-name="gr4" draw:layer="layout" svg:width="18.624cm" svg:height="10.476cm" svg:x="1.482cm" svg:y="2.123cm" draw:page-number="92" presentation:class="page"/>
          <draw:frame presentation:style-name="pr1" draw:text-style-name="P6"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23" draw:layer="layout" svg:width="25.4cm" svg:height="10.591cm" svg:x="1.524cm" svg:y="0.508cm">
          <draw:text-box>
            <text:p text:style-name="P29"><text:span text:style-name="T89">ACKNOWLEDGMENTS</text:span></text:p>
            <text:p text:style-name="P24"><text:span text:style-name="T90">Creative Worship for the Lutheran Parish, Series C, Quarter 1.</text:span></text:p>
            <text:p text:style-name="P24"><text:span text:style-name="T90">Copyright © 2018 Concordia Publishing House.</text:span></text:p>
            <text:p text:style-name="P24"><text:span text:style-name="T90">All rights reserved. Used by permission.</text:span></text:p>
            <text:p text:style-name="P24"><text:span text:style-name="T90"/></text:p>
            <text:p text:style-name="P24"><text:span text:style-name="T90">Unless otherwise indicated,</text:span></text:p>
            <text:p text:style-name="P24"><text:span text:style-name="T90">all scripture quotations are from </text:span><text:span text:style-name="T91">The Holy Bible, English Standard Version</text:span><text:span text:style-name="T90">, copyright © 2001 by Crossway Bibles, a division of Good News Publishers. Used by permission. All rights reserved.</text:span></text:p>
            <text:p text:style-name="P24"><text:span text:style-name="T90"/></text:p>
            <text:p text:style-name="P24"><text:span text:style-name="T90">Created by Lutheran Service Builder © 2006 Concordia Publishing House.</text:span></text:p>
          </draw:text-box>
        </draw:frame>
        <presentation:notes draw:style-name="dp2">
          <office:forms form:automatic-focus="false" form:apply-design-mode="false"/>
          <draw:page-thumbnail draw:style-name="gr4" draw:layer="layout" svg:width="18.624cm" svg:height="10.476cm" svg:x="1.482cm" svg:y="2.123cm" draw:page-number="93" presentation:class="page"/>
          <draw:frame presentation:style-name="pr1" draw:text-style-name="P6"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8.624cm" svg:height="10.476cm" svg:x="1.482cm" svg:y="2.123cm" draw:page-number="94"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SBSymbol1" svg:font-family="LSBSymbol"/>
    <style:font-face style:name="LSBSymbol2" svg:font-family="LSBSymbol" style:font-adornments="Regular"/>
    <style:font-face style:name="Mangal" svg:font-family="Mangal"/>
    <style:font-face style:name="Segoe UI2" svg:font-family="'Segoe UI'"/>
    <style:font-face style:name="Arial2" svg:font-family="Arial" style:font-family-generic="swiss"/>
    <style:font-face style:name="Arial3" svg:font-family="Arial" style:font-adornments="Regular" style:font-family-generic="swiss"/>
    <style:font-face style:name="Calibri1" svg:font-family="Calibri" style:font-family-generic="swiss"/>
    <style:font-face style:name="Segoe UI4" svg:font-family="'Segoe UI'" style:font-family-generic="swiss"/>
    <style:font-face style:name="Times New Roman1" svg:font-family="'Times New Roman'" style:font-family-generic="swiss"/>
    <style:font-face style:name="Trebuchet MS" svg:font-family="'Trebuchet MS'" style:font-family-generic="swiss"/>
    <style:font-face style:name="Verdana1" svg:font-family="Verdana" style:font-family-generic="swiss"/>
    <style:font-face style:name="Mangal4" svg:font-family="Mangal" style:font-family-generic="system"/>
    <style:font-face style:name="Microsoft YaHei3" svg:font-family="'Microsoft YaHei'" style:font-family-generic="system"/>
    <style:font-face style:name="Segoe UI6" svg:font-family="'Segoe UI'" style:font-family-generic="system"/>
    <style:font-face style:name="Arial4" svg:font-family="Arial" style:font-pitch="variable"/>
    <style:font-face style:name="Berlin Sans FB1" svg:font-family="'Berlin Sans FB'" style:font-pitch="variable"/>
    <style:font-face style:name="Cambria1" svg:font-family="Cambria" style:font-pitch="variable"/>
    <style:font-face style:name="Chaucer" svg:font-family="Chaucer" style:font-pitch="variable"/>
    <style:font-face style:name="Corbel1" svg:font-family="Corbel" style:font-pitch="variable"/>
    <style:font-face style:name="Goudy Old Style1" svg:font-family="'Goudy Old Style'" style:font-pitch="variable"/>
    <style:font-face style:name="LSBSymbol" svg:font-family="LSBSymbol" style:font-pitch="variable"/>
    <style:font-face style:name="Mangal3" svg:font-family="Mangal" style:font-pitch="variable"/>
    <style:font-face style:name="Microsoft YaHei2" svg:font-family="'Microsoft YaHei'" style:font-pitch="variable"/>
    <style:font-face style:name="Segoe UI1" svg:font-family="'Segoe UI'" style:font-pitch="variable"/>
    <style:font-face style:name="Times New Roman2" svg:font-family="'Times New Roman'" style:font-pitch="variable"/>
    <style:font-face style:name="Verdana2" svg:font-family="Verdana"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Segoe UI Semibold2" svg:font-family="'Segoe UI Semi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2"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1" svg:font-family="'Trebuchet MS'" style:font-family-generic="swiss" style:font-pitch="variable"/>
    <style:font-face style:name="Verdana3" svg:font-family="Verdana" style:font-family-generic="swiss" style:font-pitch="variable"/>
    <style:font-face style:name="Arial5"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8000000288138021DFF956FF6A.jpg" xlink:type="simple" xlink:show="embed" xlink:actuate="onLoad"/>
    <draw:fill-image draw:name="Bitmap_20_106" draw:display-name="Bitmap 106" xlink:href="Pictures/1000000000000422000002531BEA9B135D1E4ECD.jpg"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Default32-backgroundobjects">
      <style:graphic-properties draw:stroke="none" draw:fill="none" draw:fill-color="#ffffff" draw:auto-grow-height="false" fo:min-height="1.449cm"/>
    </style:style>
    <style:style style:name="Mpr101" style:family="presentation" style:parent-style-name="Default32-backgroundobjects">
      <style:graphic-properties draw:stroke="none" draw:fill="none" draw:fill-color="#ffffff" draw:auto-grow-height="false" fo:min-height="1.397cm"/>
    </style:style>
    <style:style style:name="Mpr102" style:family="presentation" style:parent-style-name="Default32-backgroundobjects">
      <style:graphic-properties draw:stroke="none" draw:fill="none" draw:fill-color="#ffffff" draw:textarea-vertical-align="bottom" draw:auto-grow-height="false" fo:min-height="1.397cm"/>
    </style:style>
    <style:style style:name="Mpr103" style:family="presentation" style:parent-style-name="Default33-backgroundobjects">
      <style:graphic-properties draw:stroke="none" draw:fill="none" draw:fill-color="#ffffff" draw:auto-grow-height="false" fo:min-height="1.449cm"/>
    </style:style>
    <style:style style:name="Mpr104" style:family="presentation" style:parent-style-name="Default33-backgroundobjects">
      <style:graphic-properties draw:stroke="none" draw:fill="none" draw:fill-color="#ffffff" draw:auto-grow-height="false" fo:min-height="1.397cm"/>
    </style:style>
    <style:style style:name="Mpr105" style:family="presentation" style:parent-style-name="Default33-backgroundobjects">
      <style:graphic-properties draw:stroke="none" draw:fill="none" draw:fill-color="#ffffff" draw:textarea-vertical-align="bottom" draw:auto-grow-height="false" fo:min-height="1.397cm"/>
    </style:style>
    <style:style style:name="Mpr106" style:family="presentation" style:parent-style-name="Default34-backgroundobjects">
      <style:graphic-properties draw:stroke="none" draw:fill="none" draw:fill-color="#ffffff" draw:auto-grow-height="false" fo:min-height="1.449cm"/>
    </style:style>
    <style:style style:name="Mpr107" style:family="presentation" style:parent-style-name="Default34-backgroundobjects">
      <style:graphic-properties draw:stroke="none" draw:fill="none" draw:fill-color="#ffffff" draw:auto-grow-height="false" fo:min-height="1.397cm"/>
    </style:style>
    <style:style style:name="Mpr108" style:family="presentation" style:parent-style-name="Default34-backgroundobjects">
      <style:graphic-properties draw:stroke="none" draw:fill="none" draw:fill-color="#ffffff" draw:textarea-vertical-align="bottom" draw:auto-grow-height="false" fo:min-height="1.397cm"/>
    </style:style>
    <style:style style:name="Mpr109" style:family="presentation" style:parent-style-name="Default35-backgroundobjects">
      <style:graphic-properties draw:stroke="none" draw:fill="none" draw:fill-color="#ffffff" draw:auto-grow-height="false" fo:min-height="1.449cm"/>
    </style:style>
    <style:style style:name="Mpr110" style:family="presentation" style:parent-style-name="Default35-backgroundobjects">
      <style:graphic-properties draw:stroke="none" draw:fill="none" draw:fill-color="#ffffff" draw:auto-grow-height="false" fo:min-height="1.397cm"/>
    </style:style>
    <style:style style:name="Mpr111" style:family="presentation" style:parent-style-name="Default35-backgroundobjects">
      <style:graphic-properties draw:stroke="none" draw:fill="none" draw:fill-color="#ffffff" draw:textarea-vertical-align="bottom" draw:auto-grow-height="false" fo:min-height="1.397cm"/>
    </style:style>
    <style:style style:name="Mpr112" style:family="presentation" style:parent-style-name="Default36-backgroundobjects">
      <style:graphic-properties draw:stroke="none" draw:fill="none" draw:fill-color="#ffffff" draw:auto-grow-height="false" fo:min-height="1.449cm"/>
    </style:style>
    <style:style style:name="Mpr113" style:family="presentation" style:parent-style-name="Default36-backgroundobjects">
      <style:graphic-properties draw:stroke="none" draw:fill="none" draw:fill-color="#ffffff" draw:auto-grow-height="false" fo:min-height="1.397cm"/>
    </style:style>
    <style:style style:name="Mpr114" style:family="presentation" style:parent-style-name="Default36-backgroundobjects">
      <style:graphic-properties draw:stroke="none" draw:fill="none" draw:fill-color="#ffffff" draw:textarea-vertical-align="bottom" draw:auto-grow-height="false" fo:min-height="1.397cm"/>
    </style:style>
    <style:style style:name="Mpr115" style:family="presentation" style:parent-style-name="Default37-backgroundobjects">
      <style:graphic-properties draw:stroke="none" draw:fill="none" draw:fill-color="#ffffff" draw:auto-grow-height="false" fo:min-height="1.449cm"/>
    </style:style>
    <style:style style:name="Mpr116" style:family="presentation" style:parent-style-name="Default37-backgroundobjects">
      <style:graphic-properties draw:stroke="none" draw:fill="none" draw:fill-color="#ffffff" draw:auto-grow-height="false" fo:min-height="1.397cm"/>
    </style:style>
    <style:style style:name="Mpr117" style:family="presentation" style:parent-style-name="Default37-backgroundobjects">
      <style:graphic-properties draw:stroke="none" draw:fill="none" draw:fill-color="#ffffff" draw:textarea-vertical-align="bottom" draw:auto-grow-height="false" fo:min-height="1.397cm"/>
    </style:style>
    <style:style style:name="Mpr118" style:family="presentation" style:parent-style-name="Default94-backgroundobjects">
      <style:graphic-properties draw:stroke="none" draw:fill="none" draw:fill-color="#ffffff" draw:auto-grow-height="false" fo:min-height="1.086cm"/>
    </style:style>
    <style:style style:name="Mpr119" style:family="presentation" style:parent-style-name="Default94-backgroundobjects">
      <style:graphic-properties draw:stroke="none" draw:fill="none" draw:fill-color="#ffffff" draw:auto-grow-height="false" fo:min-height="1.397cm"/>
    </style:style>
    <style:style style:name="Mpr120" style:family="presentation" style:parent-style-name="Default9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1">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1">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1">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1">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1">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1">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1">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1">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1">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1">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1">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1">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1">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1">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1">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1">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1">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1">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1">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1">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1">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1">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1">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1">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1">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1">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1">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1">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1">
      <office:forms form:automatic-focus="false" form:apply-design-mode="false"/>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1">
      <office:forms form:automatic-focus="false" form:apply-design-mode="false"/>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1">
      <office:forms form:automatic-focus="false" form:apply-design-mode="false"/>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1">
      <office:forms form:automatic-focus="false" form:apply-design-mode="false"/>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1">
      <office:forms form:automatic-focus="false" form:apply-design-mode="false"/>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1">
      <office:forms form:automatic-focus="false" form:apply-design-mode="false"/>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3">
      <office:forms form:automatic-focus="false" form:apply-design-mode="false"/>
      <draw:frame presentation:style-name="Default94-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118" draw:text-style-name="MP2" draw:layer="backgroundobjects" svg:width="6.523cm" svg:height="1.085cm" svg:x="1.4cm" svg:y="14.348cm" presentation:class="date-time">
        <draw:text-box>
          <text:p text:style-name="MP1"><text:span text:style-name="MT1"><presentation:date-time/></text:span></text:p>
        </draw:text-box>
      </draw:frame>
      <draw:frame presentation:style-name="Mpr118" draw:text-style-name="MP6" draw:layer="backgroundobjects" svg:width="8.875cm" svg:height="1.085cm" svg:x="9.576cm" svg:y="14.348cm" presentation:class="footer">
        <draw:text-box>
          <text:p text:style-name="MP5"><text:span text:style-name="MT1"><presentation:footer/></text:span></text:p>
        </draw:text-box>
      </draw:frame>
      <draw:frame presentation:style-name="Mpr11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26T21:22:48.49</meta:creation-date>
    <dc:date>2019-03-14T22:07:03.404000000</dc:date>
    <meta:editing-duration>PT5H14M26S</meta:editing-duration>
    <meta:editing-cycles>35</meta:editing-cycles>
    <meta:generator>LibreOffice/6.1.5.2$Windows_X86_64 LibreOffice_project/90f8dcf33c87b3705e78202e3df5142b201bd805</meta:generator>
    <meta:document-statistic meta:object-count="1028"/>
  </office:meta>
</office:document-meta>
</file>